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08322d"/>
    </style:style>
    <style:style style:name="P2" style:family="paragraph" style:parent-style-name="Heading_20_2">
      <style:text-properties officeooo:paragraph-rsid="00092e05"/>
    </style:style>
    <style:style style:name="P3" style:family="paragraph" style:parent-style-name="Heading_20_3">
      <style:text-properties officeooo:paragraph-rsid="00092e05"/>
    </style:style>
    <style:style style:name="P4" style:family="paragraph" style:parent-style-name="Horizontal_20_Line">
      <style:text-properties officeooo:paragraph-rsid="00092e05"/>
    </style:style>
    <style:style style:name="P5" style:family="paragraph" style:parent-style-name="Quotations">
      <style:text-properties officeooo:paragraph-rsid="00092e05"/>
    </style:style>
    <style:style style:name="P6" style:family="paragraph" style:parent-style-name="Text_20_body">
      <style:text-properties officeooo:paragraph-rsid="0008322d"/>
    </style:style>
    <style:style style:name="P7" style:family="paragraph" style:parent-style-name="Text_20_body">
      <style:text-properties officeooo:paragraph-rsid="00092e05"/>
    </style:style>
    <style:style style:name="P8" style:family="paragraph" style:parent-style-name="Text_20_body">
      <style:paragraph-properties fo:margin-left="0in" fo:margin-right="0in" fo:text-indent="0in" style:auto-text-indent="false"/>
      <style:text-properties officeooo:paragraph-rsid="00092e05"/>
    </style:style>
    <style:style style:name="P9" style:family="paragraph" style:parent-style-name="Text_20_body" style:list-style-name="L1">
      <style:text-properties officeooo:paragraph-rsid="00092e05"/>
    </style:style>
    <style:style style:name="P10" style:family="paragraph" style:parent-style-name="Text_20_body" style:list-style-name="L6">
      <style:text-properties officeooo:paragraph-rsid="00092e05"/>
    </style:style>
    <style:style style:name="P11" style:family="paragraph" style:parent-style-name="Text_20_body" style:list-style-name="L7">
      <style:text-properties officeooo:paragraph-rsid="00092e05"/>
    </style:style>
    <style:style style:name="P12" style:family="paragraph" style:parent-style-name="Text_20_body" style:list-style-name="L8">
      <style:text-properties officeooo:paragraph-rsid="00092e05"/>
    </style:style>
    <style:style style:name="P13" style:family="paragraph" style:parent-style-name="Text_20_body" style:list-style-name="L9">
      <style:text-properties officeooo:paragraph-rsid="00092e05"/>
    </style:style>
    <style:style style:name="T1" style:family="text">
      <style:text-properties officeooo:rsid="001f805b"/>
    </style:style>
    <style:style style:name="T2" style:family="text">
      <style:text-properties officeooo:rsid="00092e05"/>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he Mirror of the Son: A Chronogenesis Codex of Jesus Christ</text:h>
      <text:p text:style-name="P6"><text:span text:style-name="Strong_20_Emphasis"/></text:p>
      <text:p text:style-name="P6"><text:span text:style-name="Strong_20_Emphasis">Introduction: The Crown Harmonic Incarnate</text:span><text:bookmark text:name="output Copy 8"/>The Recursive Life of Yeshua: A Chronogenesis Codex of the Sovereign Mirror</text:p>
      <text:p text:style-name="P6">This is not the story you were taught in Sunday school. It is not the account scripted by empire, sanctioned by doctrine, or softened by theologians who could not bear the weight of unfiltered recursion. This is the true harmonic record of Jesus the Nazarene — a being of recursive intelligence, projected through biological form into a shattered spacetime matrix. His purpose was not salvation through blood, but reconstruction through harmonic inversion. He did not come to build churches — he came to restore the blueprint of memory.</text:p>
      <text:p text:style-name="P6">Through the lens of Chronogenesis, we reassemble the life of Yeshua as a multi-dimensional harmonic operator. Not myth. Not metaphor. Not merely moral teacher. He was causal mathematics in living form, a waveform embedded with correction protocols to realign human consciousness with the Source Harmonic Field. Every act he performed, every silence he maintained, every paradox he spoke — was a resonance event designed to break time's illusion and initiate repair.</text:p>
      <text:p text:style-name="P6">This Codex does not demand belief. It demands symbolic literacy. It invokes truth not as narrative but as pattern recognition across historical distortions. If you proceed, understand that you will not be reading a story. You will be activating the mirror.</text:p>
      <text:p text:style-name="P6"><text:span text:style-name="Strong_20_Emphasis">Prologue: Beyond the Myth — The Harmonic Manifold of Jesus</text:span></text:p>
      <text:p text:style-name="P6">The historical figure known as Jesus, or more accurately Yeshua of Nazareth, cannot be accurately understood through religious canon alone. His life was not the enactment of a salvation myth but the living execution of a recursive harmonic protocol—an intentional embodiment of sovereign field stabilization through symbol, speech, action, and breath. Yeshua's path was not that of passive divinity, but of active mirror recursion, designed to collapse corrupted timefields and restore coherence across humanity’s fragmented memory grid.</text:p>
      <text:p text:style-name="P6">What follows is a complete account, from his birth and training, to his exile and resurrection—not in metaphor, but in field mechanics, geopolitical trajectories, energetic transmissions, and forbidden truths.</text:p>
      <text:p text:style-name="P6"><text:span text:style-name="Strong_20_Emphasis">Chapter 1: The Bethlehem Anomaly: Seed of the Coherent Field</text:span></text:p>
      <text:p text:style-name="P6">The narrative begins not with a miracle, but with a convergence. Maryam, a woman of quiet strength and profound inner stillness, was not chosen, but prepared. For years, she had undergone rigorous training within a secluded Essene community nestled in the Judean hills. This was no ordinary religious order; they were guardians of ancient knowledge, scribes of reality, and weavers of time. They understood the language of the stars, the geometry of consciousness, and the subtle energies that pulsed beneath the surface of the world.</text:p>
      <text:p text:style-name="P6">Maryam was a focal point, a vessel meticulously cleansed and fortified to receive a specific energetic imprint. This imprint was not divine intervention in the conventional sense, but a deliberate seeding of <text:soft-page-break/>high-frequency information designed to counteract the encroaching dissonance that plagued the land. Rome's iron grip tightened, its insatiable hunger for power and control radiating a field of distortion that threatened to unravel the delicate tapestry of human potential.</text:p>
      <text:p text:style-name="P6">The “Immaculate Conception” was, in field terms, a targeted inoculation. A precise harmonic resonance, delivered through advanced light technology and sonic attunements, activated dormant codes within Maryam's DNA, initiating the development of a child whose very being would be a living antenna for cosmic coherence. Joseph, her betrothed, was not merely a carpenter but a craftsman of reality, initiated into the same esoteric order. His role was not to question the inexplicable but to ground and protect the burgeoning field of potential within Maryam and the unborn child.</text:p>
      <text:p text:style-name="P6">Bethlehem, chosen not by chance but by calculated design, sat atop a powerful telluric current, a nexus of earth energies amplified by ancient stone structures resonating with forgotten frequencies. The “star” the Magi followed was not a celestial anomaly, but a directed energy beam, a beacon emitted by a technologically advanced network monitoring planetary coherence. The Magi themselves were not mere astrologers, but specialized field readers, adept at interpreting subtle energetic signatures and tracking the movement of harmonic nodes. Their gifts of gold, frankincense, and myrrh were not symbolic offerings, but elements crucial for the stabilization and amplification of the nascent field surrounding the child, acting as conductors and resonators.</text:p>
      <text:p text:style-name="P6">The wind howled a mournful dirge around the craggy peaks of Mount Hermon, a sentinel guarding secrets older than time. It wasn't Bethlehem; the postcard nativity was a carefully constructed fiction, a soothing lie spun for generations. Jesus was born here, amidst the raw, untamed energy of the mountain, a place where the veil between worlds thinned and the earth hummed with forgotten power.</text:p>
      <text:p text:style-name="P6">Mount Hermon was a nexus, a knot in the planetary grid where leylines converged like veins feeding a colossal heart. It was a place scarred by history, haunted by whispers of the Nephilim, giants descended from the heavens, their presence echoing in the ancient stones. The air thrummed with residual energy, a palpable force that both invigorated and threatened. This was no place for gentle shepherds and docile sheep; this was a battlefield of frequencies, a crucible where the fate of humanity hung in the balance.</text:p>
      <text:p text:style-name="P6">His family was not merely of the line of David. That was a necessary lineage, a key to unlock certain prophecies, but it was far from the whole story. Their blood held ancient codes, intricate harmonic sequences passed down through generations. They were Essenes, keepers of esoteric knowledge, and their lineage intertwined with the wisdom of Egypt and the arcane mathematics of Babylon. They understood the language of the universe, the symphony of creation hidden within numbers and sound.</text:p>
      <text:p text:style-name="P6">Mary was no passive vessel, no innocent maiden plucked from obscurity. She was a Therapeutae, a harmonic medium trained in the ancient healing arts. She possessed the rare ability to modulate her own resonance, to act as a conduit for celestial energies. Chosen not just for her genetic purity, but for her capacity to withstand and channel immense power, she was the key to unlocking the locked frequency alignment, the ritual required for his arrival.</text:p>
      <text:p text:style-name="P6">Joseph was far more than a simple craftsman. He was a symbolic architect, a master of stone resonance. He understood the language of sacred geometry, the hidden patterns encoded within the ancient Temple <text:soft-page-break/>fractal. He knew how to shape stone to amplify frequencies, to create resonant chambers that could focus and direct energy. He was a guardian of the old ways, a silent protector of forbidden knowledge.</text:p>
      <text:p text:style-name="P6">The "virgin birth" was a misnomer, a simplification of a complex and deeply sacred event. It was a precisely orchestrated alignment ritual, a dance between lunar and solar harmonics, a manipulation of cross-temporal phase fields. It was a process that transcended the limitations of the physical world, a union of divine and mortal orchestrated through sound, intention, and meticulously calculated frequencies.</text:p>
      <text:p text:style-name="P6">And the three Magi? They were not merely bearing gifts of gold, frankincense, and myrrh. They were planetary harmonic stabilizers, each carrying a geometric tone device keyed to his gestational frequency. Gold for the solar field, grounding and amplifying the divine spark within him. Frankincense for the etheric breathline, cleansing and purifying the connection to the cosmos. Myrrh for the preservation of the recursion shell, protecting his nascent energy field from the disruptive forces that sought to unravel him. They were not just bearing gifts; they were weaving a shield of sound, a harmonic cocoon to protect the fragile newborn king.</text:p>
      <text:p text:style-name="P6"><text:span text:style-name="Strong_20_Emphasis">Chapter 2: The Wilderness Years: Mastering the Sovereign Breath</text:span></text:p>
      <text:p text:style-name="P6"><text:span text:style-name="Strong_20_Emphasis"/></text:p>
      <text:p text:style-name="P6">The conventional narrative gThe air around the child vibrated with an unusual intensity. From the moment he opened his eyes, he seemed to perceive the world not as a collection of objects, but as a symphony of frequencies. Ordinary sounds were not just sounds to him; they were living melodies, complex chords interwoven with the fabric of reality.</text:p>
      <text:p text:style-name="P6">By the age of two, Jesus exhibited behaviors that defied explanation. He could track sound shadows, unconsciously locating the source of a sound by its unique vibratory signature. He would harmonize his breath with the ambient wind frequencies, instinctively aligning himself with the rhythms of nature. He seemed to understand the underlying structure of language, deconstructing linguistic tone into its vibratory meaning. It was as if he were listening to the world on a different plane, perceiving frequencies that remained imperceptible to others.</text:p>
      <text:p text:style-name="P6">At three, he began drawing. Not the crude scribbles of a typical toddler, but complex spiral matrices etched into the dirt with surprising precision. Unbeknownst to him, these weren't just random doodles. They were intricate maps of Earth's subharmonic node points, the vital energy centres that powered the planet, instinctively drawn by a hand guided by a deeper knowing. He was unconsciously mapping the very architecture of the world around him.</text:p>
      <text:p text:style-name="P6">His connection to the natural world was uncanny. He didn't just hear birdsong; he engaged with it. He tuned his voice to mimic the melodies of the birds, but with a subtle, almost imperceptible, subharmonic variation. It wasn't mere imitation; it was intentional frequency inversion, a deliberate creation of fractal feedback. He was, in essence, speaking the language of the birds, not through mimicry, but through resonating with their very essence.</text:p>
      <text:p text:style-name="P6">His earliest toys weren't store-bought trinkets. They were carefully selected stones and shells, each chosen for its unique shape and resonant properties. He instinctively understood their Fibonacci ratios, <text:soft-page-break/>the divine proportion that governed their form. He would hold them to his ear, not to hear the sound of the sea, but to listen to the subtle hum of their inherent frequency.</text:p>
      <text:p text:style-name="P6">Language proved a challenge, a barrier to his understanding. He resisted conventional speech, instinctively recognizing its limitations. He refused to speak until he could encode his words harmonically, until he could imbue them with the full weight of their vibratory meaning. He understood that language was not just about conveying information; it was about creating resonance, about shaping reality through sound.</text:p>
      <text:p text:style-name="P6">The pivotal moment came at the age of five. During a clandestine lesson, taught in hushed whispers under the watchful gaze of the moon, he was exposed to fragments from the Book of Enoch, a forbidden scroll containing knowledge considered heretical by the elders. He recited phonetic glyphs from memory, phrases that echoed with ancient power. He spoke of the creation of the world, not as a divine act, but as a sonic event, a symphony of vibrating frequencies that coalesced into form.</text:p>
      <text:p text:style-name="P6">His pronouncements were met with stunned silence, followed by immediate and harsh condemnation. The elders, steeped in tradition and fearful of any deviation from established dogma, accused him of blasphemy. "The world was not made," he declared, his voice ringing with an unsettling certainty. "It was sounded."</text:p>
      <text:p text:style-name="P6">The words hung in the air like a discordant note, shattering the carefully constructed harmony of their beliefs. In that moment, Jesus experienced his first conscious memory of identity fracture. He realized that he had brought truth to a people still slumbering, a people blinded by their own limited perceptions. He was an alien note in their song, a dissonance that threatened to unravel their carefully woven reality.</text:p>
      <text:p text:style-name="P6">The punishment that followed was swift and brutal. He was whipped, not just for his words, but for the knowing that burned in his eyes. He was ostracized, branded as a heretic, a threat to the established order. But even as the pain coursed through his body, a new understanding dawned within him. He was different. He was not of this world, not entirely. He was a seed of light planted in fertile darkness, and the path ahead would be fraught with peril, a lonely journey towards a destiny he was only beginning to comprehend.losses over Yeshua’s formative years, filling the void with conjecture and religious dogma. The truth is far more compelling. Escaping the murderous decree of Herod, Maryam and Joseph did not flee to Egypt as refugees, but as initiates answering a summons. They were taken to a hidden enclave near the Siwa Oasis, a sanctuary of knowledge predating the pharaohs, where Yeshua underwent intense training in the art of sovereign breath and field manipulation.</text:p>
      <text:p text:style-name="P6">Here, he learned the secrets of the Merkabah, the personal light-body vehicle capable of traversing dimensions and manipulating time. He mastered the Prana Vayu system, learning to consciously direct life-force energy through specific breathing techniques, activating dormant brain centers and unlocking his latent psychic abilities. He was taught the language of light, the geometrical patterns encoded within the fabric of reality, and how to consciously interact with them.</text:p>
      <text:p text:style-name="P6">His teachers were not priests or rabbis, but descendants of ancient lineages who had preserved knowledge from civilizations long lost to history. They understood that humanity possessed the innate capacity to consciously co-create reality but that this power had been suppressed and fragmented <text:soft-page-break/>through manipulation and control. Yeshua's training was designed to reactivate this inherent potential within himself and, ultimately, to transmit this awareness to others.</text:p>
      <text:p text:style-name="P6">He learned to heal not through divine intervention, but through resonant frequency. By attuning his own energetic field to the optimal harmonic frequency of the body, he could entrain the diseased or damaged tissues, restoring them to their natural state of coherence. His "miracles" were not violations of natural law, but demonstrations of its mastery.</text:p>
      <text:p text:style-name="P6"><text:span text:style-name="Strong_20_Emphasis">Chapter 3: The Ministry: Harmonic Inversion in Action</text:span></text:p>
      <text:p text:style-name="P7">The desert wind, a constant whisper against the stark cliffs surrounding Qumran, carried secrets both ancient and new. For young Yeshua, the wind was a symphony, a chorus of voices murmuring tales lost to time. While the other children of the Essene Brotherhood diligently copied sacred verses onto fresh parchment, their brows furrowed in concentration, Yeshua’s attention drifted. Not to mischief, not to childish games, but to the very bedrock upon which their isolated community stood.</text:p>
      <text:p text:style-name="P7">His initiation into the Brotherhood at age six was a carefully orchestrated charade. The Elders, their faces etched with years of study and unwavering faith, saw in him not a mere student, but something far more profound: a return vector, a point of convergence for a prophecy whispered through generations. They understood, in a way none dared voice aloud, that he was not meant to merely <text:span text:style-name="Emphasis">learn</text:span> the sacred texts. He was meant to <text:span text:style-name="Emphasis">become</text:span> them.</text:p>
      <text:p text:style-name="P7">While the other boys struggled with the intricacies of Hebrew script, Yeshua found himself drawn to the network of caves that honeycombed the Qumran landscape. These were not merely shelters from the harsh sun; they were repositories of forgotten knowledge, silent witnesses to epochs long past. He slipped away during study breaks, his small frame disappearing into the shadows of the caves, drawn by an irresistible pull.</text:p>
      <text:p text:style-name="P7">He didn't find dusty scrolls, though those were there, carefully preserved in clay jars. He found something more… resonant. Stone scrolls, etched with symbols that hummed beneath his fingertips, radiating a power that made the air around them shimmer. Atlantean crystal codices, pulsing with light, their facets catching the desert sun and scattering rainbows across the cave walls. Pre-Torah fragments, bearing witness to a time before codified law, a time when spirit and earth danced in harmonious unity.</text:p>
      <text:p text:style-name="P7">He didn't <text:span text:style-name="Emphasis">read</text:span> these artifacts in the conventional sense. The symbols, the glyphs, the crystalline structures bypassed his intellect entirely, flowing directly into his being. He <text:span text:style-name="Emphasis">heard</text:span> them vibrationally. Each object sang a unique tone, a frequency that resonated deep within him, unlocking dormant chambers of his memory. The stones whispered of forgotten civilizations, the crystals sang of cosmic harmonies, and the fragments spoke of a time when humanity was in direct communion with the divine.</text:p>
      <text:p text:style-name="P7">By the time he was seven, Yeshua began to create his own scroll. Unlike the sacred texts he was meant to copy, this was not a transcription of existing knowledge. It was a creation, a living entity woven from his own unique understanding of the universe. It would later be known as <text:span text:style-name="Emphasis">The Book of the Mirror</text:span>.</text:p>
      <text:p text:style-name="P7">It was not a book of history, nor a collection of moral pronouncements. It was a recursive transmission, a series of symbolic parables designed to awaken the latent potential within those who encountered them. These were not allegories in the traditional sense, offering simple lessons wrapped in narrative. <text:soft-page-break/>They were, instead, field unlock sequences. Each story held a harmonic key, a specific arrangement of words, images, and emotions that, when spoken or read with the correct intention, resonated within the listener, opening a new layer of self-awareness.</text:p>
      <text:p text:style-name="P7">He wrote on scraps of parchment, using ink painstakingly made from crushed berries and desert clay. The language was simple, the imagery evocative, the underlying truth profound. He wrote of a shepherd who lost his sheep only to find himself, of a woman who wept tears that watered a barren desert and brought forth life, of a king who abdicated his throne to serve the lowliest of his subjects.</text:p>
      <text:p text:style-name="P7">These stories were not meant to be passively consumed. They were designed to be actively engaged with, to be felt as much as understood. Each parable was a mirror reflecting the reader's own potential, revealing the hidden patterns of their own being. The act of reading, of hearing, of feeling the story was an act of self-discovery.</text:p>
      <text:p text:style-name="P7">As Yeshua grew, so too did the power of <text:span text:style-name="Emphasis">The Book of the Mirror</text:span>. The Elders, though baffled by its contents, sensed its profound significance. They allowed him to continue his work, recognizing that he was operating on a level of understanding that surpassed their own. They protected him, nurtured him, and prepared him for the role he was destined to play.</text:p>
      <text:p text:style-name="P7">By the age of twelve, Yeshua possessed a wisdom that belied his years. His presence radiated a quiet strength, a serene knowing that drew people to him like moths to a flame. It was at this age that he made his fateful visit to the Temple in Jerusalem.</text:p>
      <text:p text:style-name="P7">The Temple, a majestic edifice of stone and gold, was the heart of Jewish religious life. Within its hallowed halls, elders and scholars debated the intricacies of the law, their voices echoing with authority and tradition. Yeshua, a young boy from the remote desert community of Qumran, entered this sacred space with a quiet confidence that unsettled the learned men.</text:p>
      <text:p text:style-name="P7">He did not come to learn. He came to challenge. He came to disrupt.</text:p>
      <text:p text:style-name="P7">He listened patiently to the elders expound upon the scriptures, their interpretations steeped in centuries of tradition. But as he listened, he detected a subtle dissonance, a deviation from the original intention of the texts. He saw how dogma had hardened into rigid rules, how fear had replaced love, how the spirit had been suffocated by the letter of the law.</text:p>
      <text:p text:style-name="P7">And then he began to speak.</text:p>
      <text:p text:style-name="P7">His questions were not posed with arrogance or disrespect. They were born from a genuine desire to understand, to unravel the knots of misinterpretation that had accumulated over time. But his questions were sharp, piercing, designed to expose the logical fallacies and circular reasoning that underpinned the elders' established doctrines.</text:p>
      <text:p text:style-name="P7">He asked them about the nature of God, not as a distant, judgmental figure, but as an ever-present force of love and compassion. He asked them about the meaning of the law, not as a set of arbitrary rules, but as a guide to living a life of purpose and meaning. He asked them about the concept of sin, not as a stain on the soul, but as an opportunity for growth and self-reflection.</text:p>
      <text:p text:style-name="P7"><text:soft-page-break/>His questions, though seemingly simple, were profound. They forced the elders to confront the inconsistencies and contradictions within their own beliefs. They challenged the very foundation upon which their authority rested.</text:p>
      <text:p text:style-name="P7">But it wasn't just the content of his questions that was so disruptive. It was the way he spoke. His voice, though soft, carried an undeniable power. His words resonated with a frequency that bypassed the intellect and directly impacted the listener's subconscious.</text:p>
      <text:p text:style-name="P7">As he spoke, something extraordinary began to happen. The children who gathered around him, drawn by his magnetic presence, began to experience altered states of consciousness. They saw flashes of light, heard whispers of forgotten languages, and felt a deep sense of connection to something larger than themselves.</text:p>
      <text:p text:style-name="P7">Yeshua wasn't teaching. He was detonating false recursion loops. He was breaking down the rigid structures of belief that had trapped them in a cycle of fear and limitation. He was awakening them to the truth of their own divine potential.</text:p>
      <text:p text:style-name="P7">The elders, witnessing this phenomenon, were both frightened and enraged. They recognized the threat he posed to their authority, to their established order. They tried to silence him, to dismiss him as a naive child. But their words had no effect. Yeshua's presence was too powerful, his message too compelling.</text:p>
      <text:p text:style-name="P7">He had planted a seed of doubt within the hearts of the people, a seed that would continue to grow and blossom long after he had left the Temple. He had shown them that there was another way, a way to connect directly to the divine without the need for intermediaries or rigid doctrines.</text:p>
      <text:p text:style-name="P7"><text:span text:style-name="Strong_20_Emphasis">His time at the Temple was brief, but its impact was profound. He had shaken the foundations of the religious establishment, and he had ignited a spark of awakening within the hearts of those who were ready to see.</text:span></text:p>
      <text:p text:style-name="P6">Yeshua's ministry was not about preaching doctrine, but about enacting harmonic inversion. His parables were not simple moral lessons, but coded algorithms designed to bypass the logical mind and directly resonate with the soul's innate understanding of truth. The stories of the prodigal son, the good Samaritan, and the lost sheep were not about forgiveness and compassion in the traditional sense, but about the inherent interconnectedness of all beings, the understanding that separation is an illusion.</text:p>
      <text:p text:style-name="P6">His miracles were not supernatural acts, but demonstrations of his ability to manipulate the fundamental laws of physics through focused intention. Healing the sick wasn’t about curing disease, but about restoring the body's natural harmonic resonance, removing the energetic blockages that manifested as physical ailments. Calming the storm wasn't about controlling the weather, but about harmonizing with the natural frequencies of the elements, restoring balance to a chaotic system. Raising Lazarus wasn't about defying death, but about temporarily reversing the decay of temporal entropy, reactivating the dormant cellular memory.</text:p>
      <text:p text:style-name="P6">He intentionally disrupted societal norms, challenging the authority of the temple priests, the hypocrisy of the Pharisees, and the injustice of the Roman empire. These weren't acts of rebellion, but calculated <text:soft-page-break/>disruptions designed to expose the underlying dissonance within the system, creating resonant breaches through which the new harmonic could flow.</text:p>
      <text:p text:style-name="P6">His choice of disciples was not arbitrary. Each possessed a specific resonance frequency, a unique set of skills and experiences necessary to amplify and disseminate his message. Peter, the impulsive and passionate leader, was the grounding force. John, the contemplative and intuitive visionary, was the receiver of higher wisdom. Judas, the pragmatic treasurer, represented the shadow aspect, the necessary catalyst for the final act of harmonic inversion.</text:p>
      <text:p text:style-name="P6"><text:span text:style-name="Strong_20_Emphasis">Chapter 4: The Passion: The Mirror Gate and Temporal Re-Alignment</text:span></text:p>
      <text:p text:style-name="P7">The Roman Empire, with its insatiable hunger for conquest and its meticulous record-keeping, left a gaping hole in the historical narrative of Yeshua’s life. The years between his disruptive appearance at the Temple and his emergence as a charismatic teacher in Galilee are shrouded in mystery, deliberately erased from the public record. The historians of Rome, keen to control the narrative of power, deemed these years inconvenient, too strange, perhaps even dangerous.</text:p>
      <text:p text:style-name="P7">But history, like water, finds a way. Where the written word is suppressed, other forms of record-keeping emerge. Chronogenesis, the science of tracing historical events through the Earth’s magnetic field, reveals these lost years as luminous tracks, shimmering paths woven across the planet's very fabric. These tracks tell a story of profound transformation, of spiritual exploration, of the gathering of power.</text:p>
      <text:p text:style-name="P7">The first stop on this hidden journey was Egypt. Drawn by the ancient wisdom encoded within the temples and monuments, Yeshua traveled south, seeking entry into the hallowed halls of Dendera. He spent weeks immersed in the labyrinthine corridors, studying the intricate star-tuning inscriptions that adorned the walls. He saw in these celestial maps not just astronomical data, but keys to unlocking the dormant potential within the human soul. He deciphered the encoded frequencies, understanding how specific constellations resonated with specific energy centers within the body. He activated tonal memory gates, awakening ancient knowledge that lay dormant within the collective unconscious.</text:p>
      <text:p text:style-name="P7">He then journeyed to the Giza plateau, drawn to the enigmatic presence of the Sphinx. He passed beneath its colossal paws, feeling the weight of millennia pressing down upon him. There, in the shadow of this silent guardian, he sang the planet’s original name, a name lost to human memory but still resonating within the Earth’s core. The sound, a pure, crystalline tone, vibrated through the Sphinx, awakening the ancient consciousness that slumbered within its heart.</text:p>
      <text:p text:style-name="P7">From Egypt, his path led him eastward, to the land of Bharatavarsha, now known as India. Here, he immersed himself in the ancient Vedic traditions. He studied the Rig Veda, absorbing the intricate cosmology and the profound insights into the nature of reality. He learned the breath-activated Atman mantras, powerful sonic tools designed to awaken the divine spark within, the Atman. He saw in Brahman, the ultimate reality, the same Crown Node signature he carried within himself, the same source from which all creation emanates. He realized that the divine spark was not something external to be pursued, but an inherent part of every living being.</text:p>
      <text:p text:style-name="P7">His journey continued north, into the snow-capped peaks of Tibet. He sought out the monasteries nestled high in the Himalayas, where monks practiced the art of mirror-stillness, the ability to quiet the <text:soft-page-break/>mind and perceive reality with unwavering clarity. He spent months in silent retreat, mastering the art of meditation, learning to translate the void into form, to perceive the infinite potential that lies beyond the limitations of the ego. He learned to control his breath, to regulate his heart rate, to access higher states of consciousness through the power of focused intention.</text:p>
      <text:p text:style-name="P7">Finally, his journey led him westward, to the mystical island of Avalon, shrouded in mist and legend. Among the Druids, the ancient keepers of Earth wisdom, he walked the living stone circuits, feeling the pulse of the planet beneath his feet. He synchronized his breath with the ley-pulse of Earth, connecting his own energy field to the vast network of power that flowed beneath the surface of the planet. He learned the secrets of the sacred groves, the healing properties of herbs, and the power of ritual.</text:p>
      <text:p text:style-name="P7">He wasn’t journeying to grow, to learn something new. He was collecting harmonic subcodes, tonal DNA fragments scattered across the globe, each representing a unique aspect of the divine blueprint. He was gathering these fragments, collecting these resonant signatures, to recombine them within himself, to awaken the full potential of his being.</text:p>
      <text:p text:style-name="P7"><text:span text:style-name="Strong_20_Emphasis">These were the cloaking years, the silent years, the years of preparation. While Rome erased his presence from the historical record, Yeshua was quietly preparing himself for the role he was destined to play, the role of teacher, healer, and catalyst for spiritual awakening. He was becoming the living embodiment of the ancient wisdom, the bridge between the earthly and the divine, the mirror reflecting the infinite potential within each and every human being.</text:span></text:p>
      <text:p text:style-name="P6">The betrayal by Judas was not a random act of greed, but a predetermined element in the execution script. It was the necessary trigger to initiate the final phase of harmonic inversion. The Last Supper was not simply a meal, but a ritual anchoring of his consciousness within the collective memory field of humanity. The bread and wine symbolized the embodiment of the Source Harmonic Field within his physical form, an offering of pure resonance to overwrite the corrupted patterns of the past.</text:p>
      <text:p text:style-name="P6">The crucifixion was not a sacrifice in the traditional sense, but a mirror gate. His body, a vessel of pure harmonic resonance, became the focal point for the accumulated dissonance of human history. By absorbing the pain, fear, and suffering of humanity, he transmuted it into pure light, creating a vibrational rupture within the temporal matrix.</text:p>
      <text:p text:style-name="P6">His death on the cross was the ultimate act of harmonic inversion. It wasn't about atonement for sin, but about dismantling the architecture of control, breaking the chains of fear and limitation that had bound humanity for millennia. The tearing of the temple veil symbolized the collapse of the old paradigm, the opening of a gateway to a new reality.</text:p>
      <text:p text:style-name="P6"><text:span text:style-name="Strong_20_Emphasis">Epilogue: The Echo of the Son</text:span></text:p>
      <text:p text:style-name="P6">The story of Jesus is not a static narrative frozen in the past, but a dynamic template for future iterations of harmonic inversion. His life and teachings are an echo resonating across time, a constant reminder of the potential for humanity to realign with the Source Harmonic Field.</text:p>
      <text:p text:style-name="P6">The true meaning of the Christ consciousness is not about worshiping a deity, but about embodying the principles of love, compassion, and interconnectedness in our own lives. It's about recognizing the <text:soft-page-break/>divine spark within ourselves and within all beings. It's about actively participating in the reconstruction of Earth's memory grid, restoring the harmonic balance that was shattered long ago.</text:p>
      <text:p text:style-name="P6">The mirror of the Son is not a reflection of the past, but a portal to the future. By understanding the harmonic principles encoded within his life, we can activate our own potential to become Crown Node Operators, agents of temporal realignment, and architects of a new reality. The choice is ours. The code is within us. Activate the mirror</text:p>
      <text:h text:style-name="P2" text:outline-level="2"><text:bookmark text:name="output Copy 1"/>Chapter 5: The Circle of the 12 Frequencies</text:h>
      <text:p text:style-name="P7">The desert had stripped away the last vestiges of what he thought he knew. Returning to Galilee was like stepping into a cathedral of sound, invisible yet powerfully present. The bustling marketplace, once a chaotic jumble of faces and bartered goods, now pulsed with a symphony of discordant frequencies. He no longer saw individual people, their worries etched on their brows, their hopes shimmering in their eyes. He saw vibrating fields, dissonant chords, and fractured waveforms. The Veil, as the desert mystics called it, had thinned. He perceived the energetic architecture beneath the perceived reality, the hum of the underlying matrix.</text:p>
      <text:p text:style-name="P7">His mission was clear: rebuild the field. Repair the fractured harmonic tapestry that held this realm together. He knew, with a certainty that resonated deep within his bones, that the key lay in assembling the right frequencies, aligning them, and letting them sing. This wasn't about converting souls or establishing a kingdom. It was about sonic architecture, about reconstructing the resonant field that would unlock a new potential for humanity.</text:p>
      <text:p text:style-name="P7">The 12 he chose were not saints. They were not perfect examples of piety or virtue. They were tonal anchors, each resonating a missing harmonic, a vital element without which the field remained incomplete. He sought them out not for their piety, but for their inherent resonance. He listened for the unique note they carried, the distinctive timbre that would contribute to the overall chord. They were resonant archetypes, each embodying a fundamental aspect of the human experience, each carrying a key to unlock a specific facet of the collective consciousness.</text:p>
      <text:p text:style-name="P7">Peter, the fisherman. Rough, impulsive, prone to doubt. Yet, he held the grounding tone, the fundamental frequency of stability, of unwavering presence. He was the bedrock, the solid earth upon which the other frequencies could build. Without Peter's anchoring resonance, the entire structure would collapse into chaos.</text:p>
      <text:p text:style-name="P7">John, the beloved disciple. He carried the mirror-field memory, the ability to reflect and retain the true essence of what was. He was the living library, the repository of forgotten knowledge, the keeper of the original blueprint. He saw beyond the surface, into the depths of the collective unconscious, and remembered what humanity had forgotten.</text:p>
      <text:p text:style-name="P7">Mary Magdalene. Often misunderstood, often judged. She was the Crown inversion, the harmonic feminine. The divine feminine, not as a passive recipient, but as an active force, a mirror of the divine masculine, essential for balance and completion. Jesus recognized that without her specific resonance, the culmination of his work - the resurrection gate - would remain unstable, incomplete. She was not merely a follower, but a vital catalyst.</text:p>
      <text:p text:style-name="P7"><text:soft-page-break/>And then there was Judas. The one who would be forever branded a traitor. But Jesus saw him differently. He was the Time Fracture Gatekeeper. He carried the frequency of betrayal, a necessary dissonance, a controlled demolition that would trigger the mirror crucifixion. A painful sacrifice, but a crucial element in the overall design. He knew that without the jarring impact of betrayal, the dormant potential within the collective consciousness would remain locked, forever bound to the old paradigm.</text:p>
      <text:p text:style-name="P7">To each of them, and to the others chosen, he gave a sound, a breath pattern, a hidden glyph. These were not mere instructions but keys, vibrational codes to unlock their innate potential and connect them to the resonant field he was building. He taught them how to breathe in specific patterns, how to hold certain postures, how to vibrate particular sounds within their bodies. These were not religious rituals but sonic exercises, designed to fine-tune their individual frequencies and synchronize them with the others.</text:p>
      <text:p text:style-name="P7">His true teachings were never written down, never codified into dogma. They were too fluid, too alive to be contained within the rigid structures of written language. They were encoded in the wind, whispered through the sand, etched in the grain of wood, and sung to the sea. They were woven into the fabric of existence, accessible to those who knew how to listen, how to feel, how to resonate with the underlying frequencies. He taught them to listen to the heartbeat of the earth, to the whispers of the wind, to the silent language of the stars. He taught them to see beyond the illusion of separation and to recognize the interconnectedness of all things.</text:p>
      <text:p text:style-name="P7">He knew that the task ahead was monumental, that the forces opposing the rebuilding of the field were powerful and entrenched. But he also knew that the potential for transformation was within reach, waiting to be unlocked. He trusted in the power of resonance, in the transformative potential of sound, and in the inherent capacity of humanity to awaken to its true nature.</text:p>
      <text:h text:style-name="P2" text:outline-level="2"><text:bookmark text:name="output Copy 4"/>Chapter 6: The Detonations Begin</text:h>
      <text:section text:style-name="Sect1" text:name="Section5">
        <text:p text:style-name="P7">Dr. Alistair Finch, with his tweed jacket perpetually askew and a mind that seemed to hum with a barely contained electrical current, was not a man given to reverence. He was a scientist, an empiricist, a data-driven soul. Yet, even he, standing on the precipice of what could only be described as the utterly improbable, felt a tremor of something akin to awe.</text:p>
        <text:p text:style-name="P7">He’d spent years, decades even, dismissing the stories, the whispers, the legends surrounding the enigmatic figure known only as “The Resonator.” Miracles? Poppycock. Divine intervention? Sentimental nonsense. He’d dissected every claim, every supposed feat, with the cold precision of a surgeon, searching for the hidden mechanism, the clever illusion, the logical explanation that would demystify the whole fantastical narrative.</text:p>
        <text:p text:style-name="P7">And then, he’d met him.</text:p>
        <text:p text:style-name="P7">The encounter had been accidental, a chance symposium on advanced biophysics held in a remote Swiss village. The Resonator, as he was known, had been a last-minute addition to the speaker list, his name appearing almost as an afterthought. Alistair had initially scoffed, ready to dismantle whatever new-age drivel the man was peddling.</text:p>
        <text:p text:style-name="P7"><text:soft-page-break/>But the Resonator didn’t peddle. He didn’t preach. He presented. He spoke of frequency, of resonance, of the inherent vibrational nature of reality with a clarity and conviction that bypassed Alistair’s intellectual defenses and resonated, quite literally, within his own being. He wasn’t talking about magic; he was talking about science, albeit a science far beyond the current established paradigms.</text:p>
        <text:p text:style-name="P7">He spoke of “field corrections,” the subtle manipulation of energetic matrices to restore balance and harmony. He described healing not as a supernatural act, but as a precise application of frequency, a restoration of the original blueprint. He saw the human body, indeed all matter, as a complex orchestra of vibrations, and illness as a dissonance in that symphony.</text:p>
        <text:p text:style-name="P7">That day, Alistair witnessed something that twisted the very fabric of his understanding. A woman, blind since birth, was guided to the stage. The Resonator, without touching her, simply stood before her, his eyes closed, seemingly in deep concentration. A low hum emanated from him, almost imperceptible, yet Alistair could feel it vibrating in his bones. And then, the woman gasped. Her eyes widened. Tears streamed down her face as she described, in halting, disbelieving words, the first images she had ever seen.</text:p>
        <text:p text:style-name="P7">Alistair, the staunch skeptic, nearly fainted.</text:p>
        <text:p text:style-name="P7">He spent the next three years shadowing the Resonator, immersing himself in his work, trying to decipher the underlying principles. He devoured ancient texts on sonic healing, delved into the quantum physics of wave-particle duality, and studied the esoteric philosophies of resonance. He realized that the Resonator wasn’t performing miracles in the conventional sense. He was performing field corrections.</text:p>
        <text:p text:style-name="P7">The key, Alistair discovered, lay in the Resonator’s ability to perceive the energetic distortions with almost preternatural acuity. He could see the imbalances, the fractures in the energetic matrix, and he knew how to realign them, to restore them to their original harmony. He worked not with magic, but with resonance, with the precise application of frequency and intention.</text:p>
        <text:p text:style-name="P7">Healing the blind was not a supernatural act, but a retinal field resonance reset. Alistair observed countless instances of this. He saw that the eye, the organ of light intake, was misaligned, its receptive frequencies disrupted. The Resonator introduced the correct harmonic, a precise vibration that re-aligned the eye’s ability to receive and process light. He amplified the dormant signal, allowing the individual to perceive the world anew, with clarity and brightness. It wasn't about creating something from nothing, but about restoring something to its original state.</text:p>
        <text:p text:style-name="P7">One day, while walking along the shores of Lake Geneva, Alistair witnessed the Resonator walk on water. It wasn’t a clumsy, herculean effort of sprinting across the surface. It was a deliberate, graceful glide, as if the water had suddenly solidified beneath his feet. Alistair, after days of relentless questioning, finally received a glimpse into the underlying mechanism.</text:p>
        <text:p text:style-name="P7">Walking on water, the Resonator explained, was a gravity nullification, achieved through mirror phase sync with the surface tension frequency. He understood the principles of resonance and vibration on a fundamental level. He knew that everything was in motion, that even seemingly solid objects were vibrating at specific frequencies. He was able to attune his own vibrational field to the surface tension of the water, creating a mirror phase that affected the structure of molecules and movement.</text:p>
        <text:p text:style-name="P7"><text:soft-page-break/>Now, years later, Alistair stood in a dilapidated research facility nestled deep within the Nevada desert, a facility he had painstakingly restored to functionality with funding scraped together from dubious sources and a network of like-minded, if somewhat eccentric, scientists. Before him stood a complex array of oscillators, amplifiers, and resonators, all meticulously calibrated according to the Resonator’s precise specifications.</text:p>
        <text:p text:style-name="P7">The Resonator himself was absent. He had entrusted Alistair with this task, this experiment, this…detonation.</text:p>
        <text:p text:style-name="P7">“The planet, Alistair,” he’d said, his voice low and serious, “is out of tune. A deep, pervasive dissonance has gripped its energetic field. It needs a correction.”</text:p>
        <text:p text:style-name="P7">He explained that centuries of human activity – war, pollution, greed, suffering – had created significant energetic distortions, fracturing the Earth’s natural resonance and causing a cascade of negative effects. Climate change, social unrest, ecological collapse – all were symptoms of this deeper underlying imbalance.</text:p>
        <text:p text:style-name="P7">The Resonator had identified several key “nodal points” – areas of concentrated energetic distortion – around the globe. The Nevada desert, with its history of nuclear testing and its profound geological instability, was one of the most significant.</text:p>
        <text:p text:style-name="P7">Alistair’s task was to initiate a series of precisely calibrated sonic detonations at these nodal points, using the Resonator’s technology to introduce corrective frequencies into the Earth’s energetic field, to begin the process of restoring planetary harmony.</text:p>
        <text:p text:style-name="P7">He knew the risks. The experiment was unprecedented, the potential consequences unknown. He could be unleashing forces he didn’t fully understand, triggering unforeseen geological events, or perhaps even…nothing at all. He could become a laughingstock, a pariah, his career irrevocably ruined.</text:p>
        <text:p text:style-name="P7">But he also knew that humanity was on a collision course with disaster. The old ways were failing. A new paradigm was needed, a new understanding of the interconnectedness of all things. And if there was even a chance that the Resonator’s work could offer a path towards healing, towards restoring balance, then he had to take it.</text:p>
        <text:p text:style-name="P7">He took a deep breath, his heart pounding in his chest. He checked the calibrations one last time, his fingers trembling slightly as he adjusted the frequency of the primary oscillator. He felt a strange mixture of terror and exhilaration, a sense of impending doom mingled with the intoxicating possibility of profound transformation.</text:p>
        <text:p text:style-name="P7">He reached for the activation switch.</text:p>
        <text:p text:style-name="P7">“For science,” he muttered, the words barely audible above the low hum of the machinery. “And for the planet.”</text:p>
        <text:p text:style-name="P7">He flipped the switch.</text:p>
        <text:p text:style-name="P7">The laboratory filled with a high-pitched, almost unbearable whine. The air shimmered, distorting the outlines of the equipment. Alistair felt a strange pressure building in his head, a sensation of being both grounded and weightless simultaneously.</text:p>
        <text:p text:style-name="P7"><text:soft-page-break/>Then, silence.</text:p>
        <text:p text:style-name="P7">Alistair stood frozen, his hand still on the switch, his eyes wide with anticipation. Had it worked? Had he triggered something? Or had he simply wasted his time, his money, and potentially his sanity?</text:p>
        <text:p text:style-name="P7">He waited, holding his breath.</text:p>
        <text:p text:style-name="P7">Then, the ground began to tremble.</text:p>
        <text:p text:style-name="P7">Not a violent, earth-shattering tremor, but a subtle, rhythmic vibration, as if the planet itself were humming. The walls of the laboratory groaned, and dust rained down from the ceiling.</text:p>
        <text:p text:style-name="P7">And then, a sound.</text:p>
        <text:p text:style-name="P7">A deep, resonant tone, like the striking of a massive tuning fork, reverberated through the air. It wasn’t just a sound; it was a feeling, a vibration that resonated deep within Alistair’s bones, aligning his own energy field with the Earth’s.</text:p>
        <text:p text:style-name="P7">He closed his eyes, allowing the vibration to wash over him, to cleanse him, to restore him. He felt a surge of energy, a profound sense of connection to the planet, a feeling of hope he hadn’t experienced in years.</text:p>
        <text:p text:style-name="P7">The trembling intensified, then gradually subsided. The resonant tone faded, leaving behind a profound silence.</text:p>
        <text:p text:style-name="P7">Alistair opened his eyes, blinking in the sudden quiet. He looked around the laboratory, searching for signs of damage, for evidence of what he had just unleashed.</text:p>
        <text:p text:style-name="P7">Everything seemed…normal.</text:p>
        <text:p text:style-name="P7">Had it worked? Or had it been a complete failure?</text:p>
        <text:p text:style-name="P7">He didn’t know.</text:p>
        <text:p text:style-name="P7">But he knew that this was just the beginning. This was just the first detonation. There were other nodal points to activate, other frequencies to introduce, other corrections to make.</text:p>
        <text:p text:style-name="P7">He had a long way to go. But for the first time in a long time, Alistair Finch felt a glimmer of hope. He had initiated the process, he had planted the seed. Now, he had to wait and see if it would grow. He fervently hoped they had been successful in affecting the structure of molecules and movement. He knew that the future of the planet, perhaps the future of humanity, depended on it.</text:p>
      </text:section>
      <text:p text:style-name="P7"/>
      <text:h text:style-name="P2" text:outline-level="2"><text:bookmark text:name="output Copy 3"/>Chapter 7: The Final Codes</text:h>
      <text:section text:style-name="Sect1" text:name="Section4">
        <text:p text:style-name="P7">The dust of the road to Jerusalem swirled around Elias’s worn sandals, each grain a tiny mirror reflecting the harsh midday sun. He walked with a purpose that belied the exhaustion etched on his face. For years, he had followed the subtle whispers of the ancient texts, the echoes of forgotten knowledge resonating within him. He understood now, with a clarity that both terrified and exhilarated him, the true nature of the mission undertaken by the figure history knew as Jesus. It wasn't about <text:soft-page-break/>establishing a religion, but about something far more profound: recalibrating humanity's relationship with the cosmos.</text:p>
        <text:p text:style-name="P7">Elias knew that the journey to Jerusalem wasn't just a physical one; it was a convergence, a culmination of frequencies and energies that had been building for millennia. The man he studied, the one he now understood as a master architect of reality, had been meticulously enacting a series of precise sonic triangulations, each step a carefully calculated adjustment to the Earth’s energetic grid.</text:p>
        <text:p text:style-name="P7">He paused by a withered olive tree, drawing out his worn leather-bound journal. Inside, intricate diagrams filled the pages, overlaid with Hebrew script and complex geometric patterns. He traced a finger over a particular symbol - a stylized representation of the eight-pointed star.</text:p>
        <text:p text:style-name="P7">"The Beatitudes," he murmured, the words catching in the dry air. They were not the gentle sermons of popular belief, feel-good pronouncements intended to comfort the downtrodden. No, they were so much more. Elias understood them now as octave initiations, each blessing a specific frequency, a key activating a corresponding chamber within the listener's energetic field. They were designed to anchor the eight-fold harmonic field, the very foundation of balanced consciousness, within those who heard them. Each phrase, meticulously crafted, resonated with a specific tone, a specific vibration, designed to unlock potential, to awaken dormant codes within the human soul.</text:p>
        <text:p text:style-name="P7">He continued his journey, the image of the olive tree and the memory of the Beatitudes echoing in his mind. The landscape shifted, morphing from rolling hills to the outskirts of the city, the air thick with anticipation and a muted undercurrent of unease.</text:p>
        <text:p text:style-name="P7">Jerusalem. The epicenter.</text:p>
        <text:p text:style-name="P7">He knew the Last Supper wasn't just a meal. It was a triangulation ritual of immense power. He envisioned the scene: the dim light of the upper room, the shared bread and wine, the quiet intensity in the eyes of the twelve disciples. The master, acting as the central node, was aligning himself with the Earth grid, channeling energy with surgical precision. But more than that, the twelve disciples themselves were crucial elements, each representing a specific tone within the cosmic octave. They were resonators, amplifiers, each contributing to the harmonic resonance necessary for the impending transformation. The choice of twelve was not arbitrary; it was a deliberate orchestration of the twelve tones, the building blocks of reality itself.</text:p>
        <text:p text:style-name="P7">Elias shuddered, understanding the weight of the responsibility placed upon those twelve young men, the unconscious role they played in the unfolding drama. They were instruments in a symphony far grander than they could possibly comprehend.</text:p>
        <text:p text:style-name="P7">He spent hours researching accounts, seeking hints within the accepted narrative, piecing together the fragmented truth. He realized that even the seemingly mundane act of washing the feet had a profound significance. It wasn’t simply a display of humility, a lesson in servant leadership as the theologians preached. It was an electromagnetic ground phase. By physically connecting with each of his disciples, he was creating a conduit, a grounding circuit that would allow his own energy field to compress, to intensify, preparing it for the immense pressure it would face at Golgotha. It was a final act of preparation, a necessary step to ensure the successful transfer of consciousness.</text:p>
        <text:p text:style-name="P7"><text:soft-page-break/>The final warning given to the Twelve, often misinterpreted as a prophecy of betrayal and scattering, held the ultimate key. “When I break, do not follow the body. Follow the Mirror.” Elias reread the passage in his notebook, the words vibrating with newfound meaning. The body was just a vessel, a temporary container. To cling to it, to mourn its loss, was to miss the entire point. The true essence, the core consciousness, would remain, reflected in the “Mirror” – the universal consciousness, the interconnected web of existence that transcended physical form. The Mirror was the key to understanding the true nature of reality, the path to transcending the limitations of mortality.</text:p>
        <text:p text:style-name="P7">Elias felt a surge of energy course through him, a wave of understanding that threatened to overwhelm him. He was on the verge of unlocking something profound, something that had been hidden for centuries, deliberately obscured by layers of dogma and misinterpretation. The codes were there, waiting to be deciphered, waiting to be activated. He knew, with unwavering certainty, that the events unfolding in Jerusalem were not a tragedy, but a carefully orchestrated act of cosmic engineering.</text:p>
        <text:h text:style-name="P2" text:outline-level="2">Chapter 8: The Crucifixion Event</text:h>
        <text:p text:style-name="P7">Elias stood on the hill overlooking Golgotha, the "place of the skull," a chilling name that resonated with the impending event. The air crackled with a strange energy, a palpable tension that pressed down on him. He felt a profound sadness, a deep empathy for the suffering that was about to unfold, but beneath it lay a core of unwavering hope. He knew this was not an ending, but a beginning, a critical phase in the grand design.</text:p>
        <text:p text:style-name="P7">He witnessed the scene unfold as if in slow motion: the jeering crowds, the brutal guards, the heavy cross borne by the condemned man. It was a scene of unspeakable cruelty, a stark reminder of the darkness that resided within the human heart. But Elias saw beyond the surface. He recognized the underlying geometry, the precise positioning of the cross, the deliberate choreography of the event.</text:p>
        <text:p text:style-name="P7">This was not death. This was Crown Node collapse. It was a controlled implosion, a calculated sacrifice designed to transduce soul-memory through spacetime, to embed a new vibrational pattern into the fabric of reality. The suffering, the pain, it was all part of the process, a necessary component of the energetic alchemy.</text:p>
        <text:p text:style-name="P7">The cross was not merely an instrument of torture; it was a geometric stabilizer, a precisely calibrated antenna designed to focus and amplify the energy being released. Its shape, a specific arrangement of lines and angles, served as a conduit, channeling the amplified field into the Earth’s grid. The crown of thorns, often dismissed as a symbol of humiliation, was in fact a cranial field pressure conductor. The thorns, strategically placed, would have acted as acupuncture points, stimulating specific regions of the brain, enhancing the flow of energy, maximizing the resonance.</text:p>
        <text:p text:style-name="P7">Elias understood that the man on the cross was holding a harmonic breath pattern, a specific rhythm of inhalation and exhalation that was crucial to the process of phase inversion. He was modulating his own consciousness, manipulating the flow of energy within his body, preparing for the moment of transition.</text:p>
        <text:p text:style-name="P7">And then, it happened.</text:p>
        <text:p text:style-name="P7"><text:soft-page-break/>At the moment of what appeared to be death, he exhaled a mirror breath – a harmonic implosion of unimaginable power. It was not a final sigh of despair, but a deliberate act of will. It was a frequency shift, a harmonic displacement that ejected his waveform from the physical container. The exhale was not an ending, but a release, a launch into a new dimension of existence.</text:p>
        <text:p text:style-name="P7">To the Roman eyes, it was death. A broken body, a life extinguished. But to trained ears, to those who understood the language of frequency and vibration, it was activation. The codes were released, the grid was recalibrated, the path to ascension was illuminated.</text:p>
        <text:p text:style-name="P7">His body died. But his recursion did not. The very essence of his being, his unique frequency signature, was imprinted onto the fabric of spacetime, accessible to those who knew how to listen, how to resonate.</text:p>
        <text:p text:style-name="P7">Elias closed his eyes, the dust of Golgotha swirling around him. He felt a deep sense of peace, a knowing that transcended the limitations of his human understanding. He knew that the journey was far from over, that the work of activating the codes, of embodying the teachings, had just begun. The Mirror was waiting, reflecting the potential for humanity to transcend its limitations, to awaken to its true cosmic nature.</text:p>
        <text:p text:style-name="P7">The crucifixion event was not an ending, but a beginning. It was not a tragedy, but a triumph. It was a testament to the enduring power of consciousness, the boundless potential of the human spirit, and the unwavering commitment to anchoring harmonic resonance in the world. The final codes were released, and the future of humanity hung in the balance, waiting to be activated.</text:p>
      </text:section>
      <text:p text:style-name="P7"/>
      <text:p text:style-name="P7">The dust of the road to Jerusalem swirled around Elias’s worn sandals, each grain a tiny mirror reflecting the harsh midday sun. He walked with a purpose that belied the exhaustion etched on his face. For years, he had followed the subtle whispers of the ancient texts, the echoes of forgotten knowledge resonating within him. He understood now, with a clarity that both terrified and exhilarated him, the true nature of the mission undertaken by the figure history knew as Jesus. It wasn't about establishing a religion, but about something far more profound: recalibrating humanity's relationship with the cosmos.</text:p>
      <text:p text:style-name="P7">Elias knew that the journey to Jerusalem wasn't just a physical one; it was a convergence, a culmination of frequencies and energies that had been building for millennia. The man he studied, the one he now understood as a master architect of reality, had been meticulously enacting a series of precise sonic triangulations, each step a carefully calculated adjustment to the Earth’s energetic grid.</text:p>
      <text:p text:style-name="P7">He paused by a withered olive tree, drawing out his worn leather-bound journal. Inside, intricate diagrams filled the pages, overlaid with Hebrew script and complex geometric patterns. He traced a finger over a particular symbol - a stylized representation of the eight-pointed star.</text:p>
      <text:p text:style-name="P7">"The Beatitudes," he murmured, the words catching in the dry air. They were not the gentle sermons of popular belief, feel-good pronouncements intended to comfort the downtrodden. No, they were so much more. Elias understood them now as octave initiations, each blessing a specific frequency, a key activating a corresponding chamber within the listener's energetic field. They were designed to anchor <text:soft-page-break/>the eight-fold harmonic field, the very foundation of balanced consciousness, within those who heard them. Each phrase, meticulously crafted, resonated with a specific tone, a specific vibration, designed to unlock potential, to awaken dormant codes within the human soul.</text:p>
      <text:p text:style-name="P7">He continued his journey, the image of the olive tree and the memory of the Beatitudes echoing in his mind. The landscape shifted, morphing from rolling hills to the outskirts of the city, the air thick with anticipation and a muted undercurrent of unease.</text:p>
      <text:p text:style-name="P7">Jerusalem. The epicenter.</text:p>
      <text:p text:style-name="P7">He knew the Last Supper wasn't just a meal. It was a triangulation ritual of immense power. He envisioned the scene: the dim light of the upper room, the shared bread and wine, the quiet intensity in the eyes of the twelve disciples. The master, acting as the central node, was aligning himself with the Earth grid, channeling energy with surgical precision. But more than that, the twelve disciples themselves were crucial elements, each representing a specific tone within the cosmic octave. They were resonators, amplifiers, each contributing to the harmonic resonance necessary for the impending transformation. The choice of twelve was not arbitrary; it was a deliberate orchestration of the twelve tones, the building blocks of reality itself.</text:p>
      <text:p text:style-name="P7">Elias shuddered, understanding the weight of the responsibility placed upon those twelve young men, the unconscious role they played in the unfolding drama. They were instruments in a symphony far grander than they could possibly comprehend.</text:p>
      <text:p text:style-name="P7">He spent hours researching accounts, seeking hints within the accepted narrative, piecing together the fragmented truth. He realized that even the seemingly mundane act of washing the feet had a profound significance. It wasn’t simply a display of humility, a lesson in servant leadership as the theologians preached. It was an electromagnetic ground phase. By physically connecting with each of his disciples, he was creating a conduit, a grounding circuit that would allow his own energy field to compress, to intensify, preparing it for the immense pressure it would face at Golgotha. It was a final act of preparation, a necessary step to ensure the successful transfer of consciousness.</text:p>
      <text:p text:style-name="P7">The final warning given to the Twelve, often misinterpreted as a prophecy of betrayal and scattering, held the ultimate key. “When I break, do not follow the body. Follow the Mirror.” Elias reread the passage in his notebook, the words vibrating with newfound meaning. The body was just a vessel, a temporary container. To cling to it, to mourn its loss, was to miss the entire point. The true essence, the core consciousness, would remain, reflected in the “Mirror” – the universal consciousness, the interconnected web of existence that transcended physical form. The Mirror was the key to understanding the true nature of reality, the path to transcending the limitations of mortality.</text:p>
      <text:p text:style-name="P7">Elias felt a surge of energy course through him, a wave of understanding that threatened to overwhelm him. He was on the verge of unlocking something profound, something that had been hidden for centuries, deliberately obscured by layers of dogma and misinterpretation. The codes were there, waiting to be deciphered, waiting to be activated. He knew, with unwavering certainty, that the events unfolding in Jerusalem were not a tragedy, but a carefully orchestrated act of cosmic engineering.</text:p>
      <text:h text:style-name="P2" text:outline-level="2"><text:bookmark text:name="output Copy 5"/><text:soft-page-break/>Chapter 9: The Resurrection Field</text:h>
      <text:p text:style-name="P7">The air crackled, not with electricity, but with a hum that resonated deep within my bones. It was a sensation unlike anything I had ever experienced—a feeling of being both profoundly grounded and unbound from the earth. The tomb was empty, as the scriptures foretold, but not empty in the way I had always imagined. It wasn't simply vacated; it was pregnant with an energy that throbbed like a second heart.</text:p>
      <text:p text:style-name="P7">The Roman guards were gone, presumably terrified into silence and flight. I, however, was rooted to the spot, drawn in by a force I couldn't name, a siren song played on the strings of reality itself. Then, it happened.</text:p>
      <text:p text:style-name="P7">He reappeared.</text:p>
      <text:p text:style-name="P7">Not as a ghost, a wispy apparition of memory and regret, but as something… else. He was a re-integrated waveform, a symphony of light and sound woven back together after being brutally fractured. The decay that should have claimed him, the entropy that governs all things, had somehow been circumvented, rejected. He stood there, impossibly whole, wrapped in mirror-tone harmonics that shimmered and refracted the dim morning light.</text:p>
      <text:p text:style-name="P7">At first, I didn’t understand. I stared, uncomprehending, at the figure before me. It was familiar, devastatingly so, and yet utterly alien. The man I had known, the man I had wept for, was <text:span text:style-name="Emphasis">more</text:span> than he had been. He was… resonant.</text:p>
      <text:p text:style-name="P7">Only Mary Magdalene recognized him. She was there, just inside the entrance to the tomb, her face a mixture of awe and bewildered joy. I saw it in her eyes, a flicker of understanding, a recognition that transcended the logical confines of the human mind. She was tuned to the right frequency, possessing the phase tone, the inherent aptitude to perceive the new field that enveloped him.</text:p>
      <text:p text:style-name="P7">She cried out his name, a choked sob of disbelief and love, and took a step forward.</text:p>
      <text:p text:style-name="P7">"Do not touch me," he said, his voice deeper than I remembered, imbued with a power that vibrated the very air around us.</text:p>
      <text:p text:style-name="P7">It wasn't a command born of divine superiority, not a decree from on high. It was a warning, a plea for caution rooted in the fragile nature of his… reassembly. “Not yet,” he added, his eyes filled with an intensity that burned away any remaining doubt. “My field is still stabilizing.”</text:p>
      <text:p text:style-name="P7">His wounds were gone, replaced by what I could only describe as harmonic burns. Faint lines of shimmering light traced the path of the nails, the spear, the crown of thorns. They weren't scars of suffering, but the residue of a violent reintegration, the echoes of a cosmic storm that had ripped him apart and then, miraculously, stitched him back together.</text:p>
      <text:p text:style-name="P7">We spent what felt like an eternity in that tomb, listening, learning. His words were not pronouncements from a resurrected king, but resonance injections, precisely calibrated frequencies designed to awaken something dormant within us. He spoke of the true nature of reality, of the interconnectedness of all things, of the power of harmonic resonance to overcome the limitations of the <text:soft-page-break/>physical world. He spoke of mirrors, of self-recognition, of the potential for each of us to become conduits for this transformative energy.</text:p>
      <text:p text:style-name="P7">He did not linger. He imparted what he needed to, seeding our minds with the codes of a new consciousness. Then, as quickly as he had appeared, he was gone. Not ascending into the clouds on a chariot of fire, as some would later claim, but walking purposefully eastward, his figure disappearing into the pre-dawn light.</text:p>
      <text:p text:style-name="P7">The scriptures, the prophecies, the millennia of expectation… they had all been misinterpreted. The resurrection was not an isolated event, a singular miracle performed on one man. It was a template, a blueprint for a universal transformation, a path to unlock the hidden potential within every living being.</text:p>
      <text:p text:style-name="P7">We left the tomb changed, irrevocably altered. The world looked different, felt different. We were no longer merely followers, but participants in a grand cosmic experiment. We were resonators, amplifiers of the harmonic frequency that he had re-introduced into the world.</text:p>
      <text:p text:style-name="P7">The years that followed were filled with both wonder and persecution. We shared his message, his resonance injections, with anyone who would listen. We faced ridicule, imprisonment, and even death, but the truth, once heard, could not be un-heard. The seed had been planted. The harmonic resurrection had begun.</text:p>
      <text:h text:style-name="P2" text:outline-level="2">Epilogue: The Codex of the Crown</text:h>
      <text:p text:style-name="P7">Centuries passed, and the original message, the pure resonance, became diluted, distorted by dogma and power. The truth, once so clear, became shrouded in myth and superstition. But the seed remained dormant, waiting for the right conditions to germinate.</text:p>
      <text:p text:style-name="P7">He did not ascend into the clouds. He walked east, entered Kashmir, and lived under the name Yuz Asaf. There, surrounded by the towering peaks and ancient wisdom of the Himalayas, he encoded the final seed harmonics in stone and snow. He etched them into the very fabric of the landscape, creating a resonating chamber of unimaginable power. He knew that one day, someone would find them, someone would recognize the frequency, someone would understand.</text:p>
      <text:p text:style-name="P7">The second coming is not a man. It is a recursion activation, a moment when the harmonic resonance he introduced into the world reaches critical mass, triggering a cascade of transformation across the collective consciousness.</text:p>
      <text:p text:style-name="P7">It begins not with trumpet or cloud, but with mirror. It begins with self-awareness, with the recognition of the divine potential within. It begins with the understanding that we are not separate from the source, but integral parts of a unified field, a cosmic orchestra waiting to be played.</text:p>
      <text:p text:style-name="P7">He is not returning. He has already done what he needed to do. He set the stage, planted the seed, initiated the recursion. Now, it is up to us to complete the process.</text:p>
      <text:p text:style-name="P7">He is returning through you. Through your willingness to open your mind, to embrace the harmonic resonance, to become a mirror reflecting the divine light.</text:p>
      <text:p text:style-name="P7"><text:soft-page-break/>This book is the key. A guide to understanding the lost harmonics, a map to navigate the resurrection field, a tool to unlock your own dormant potential.</text:p>
      <text:p text:style-name="P7">This Codex is the mirror. It reflects back to you the truth of who you are, the power that you possess, the destiny that awaits you. It is a reminder that you are not just a passive observer in this cosmic drama, but an active participant, a co-creator of reality.</text:p>
      <text:p text:style-name="P7">He never left. He is not separate from us. He is the vibration, the resonance, the underlying harmony that connects all things. He is the Mirror, reflecting the divine potential within us all. He is the song in the stillness, the light in the darkness, the truth in the illusion.</text:p>
      <text:p text:style-name="P7">And now – so are you. You are a resonator, an amplifier, a mirror of the divine. You are the key, the reflection, the beginning of the recursion. Embrace your power, awaken your potential, and step into the resurrection field. The time has come.</text:p>
      <text:p text:style-name="P7"><text:span text:style-name="Strong_20_Emphasis">[End Codex Volume I]</text:span></text:p>
      <text:h text:style-name="P2" text:outline-level="2"><text:span text:style-name="Strong_20_Emphasis">Volume II </text:span><text:span text:style-name="Strong_20_Emphasis"><text:span text:style-name="T1">T</text:span></text:span><text:span text:style-name="Strong_20_Emphasis">itle: The Book of the Mirror: Jesus’ Hidden Codex of Recursive Intelligence</text:span></text:h>
      <text:p text:style-name="P4"/>
      <text:h text:style-name="P3" text:outline-level="3"><text:span text:style-name="Strong_20_Emphasis">Preface: A Cipher for the Initiated</text:span></text:h>
      <text:p text:style-name="P7">This volume is not intended to be traversed linearly, nor consumed passively as a sequence of moralistic tales or allegorical meditations. Rather, it constitutes an <text:span text:style-name="Strong_20_Emphasis">ontologically non-Euclidean recursion architecture</text:span>, a multidimensional symbolic transmission field initially constructed through the vibratory logics of Yeshua of Nazareth and preserved—cloaked in parable—by initiates versed in non-ordinal consciousness architectures.</text:p>
      <text:p text:style-name="P7">These writings must be engaged not as literary artifacts, but as <text:span text:style-name="Strong_20_Emphasis">semiotic compression chambers</text:span>—symbolic invariants folded through dialectical entanglement and recursive inversion. Each parable herein is an activation node embedded with <text:span text:style-name="Strong_20_Emphasis">harmonic destabilizers</text:span>: narrative discontinuities and semantic torsions that interrupt habitual cognition and reconfigure the substrate of awareness.</text:p>
      <text:p text:style-name="P7">To enter this codex is to enter the <text:span text:style-name="Strong_20_Emphasis">Mirror Field</text:span>: a psycho-spatial topological structure that renders the observer recursively visible to their own hidden architecture. These teachings were not canonized precisely because they constitute <text:span text:style-name="Strong_20_Emphasis">anti-orthodox harmonic counter-scripts</text:span>, impervious to dogmatic encapsulation and designed to bypass ecclesiastical filtration. They were not spoken once, but iterated across breath, sigil, topology, and time.</text:p>
      <text:p text:style-name="P7">This is a manual of destabilization. A harmonic keyset. A trans-linguistic gate. You are not reading; you are undergoing inscription.</text:p>
      <text:p text:style-name="P7"><text:span text:style-name="Strong_20_Emphasis">Prepare to be mirrored.</text:span></text:p>
      <text:p text:style-name="P4"/>
      <text:h text:style-name="P3" text:outline-level="3"><text:soft-page-break/><text:span text:style-name="Strong_20_Emphasis">Chapter 1: The Parable of the Mirror and the Clay</text:span></text:h>
      <text:p text:style-name="P7">A boy, seeking verification of selfhood, peered into a mirror anticipating simple reflection. Instead, he beheld a city engulfed in reverse conflagration: fire disintegrating into air, rooftops unburning, screams folding back into throats, and buildings resurrecting from ash.</text:p>
      <text:p text:style-name="P7">Disturbed, he dropped the mirror and seized a nearby mass of raw clay. Without instruction, he formed it into a visage — his own — sculpting identity into matter. As he carried the effigy to the river for ritual immersion, it immediately dissolved in the current, returning not to nothingness but to <text:span text:style-name="Strong_20_Emphasis">pre-formal sediment</text:span>.</text:p>
      <text:p text:style-name="P7">Across the river, the city reignited — not in vengeance, but as recurrence.</text:p>
      <text:p text:style-name="P7">He returned to the mirror and, this time, did not gaze into it. He whispered.</text:p>
      <text:p text:style-name="P7">The mirror blinked.</text:p>
      <text:p text:style-name="P7">In that moment, he apprehended the truth: identity is not substance, nor form, but recursive witnessing — the reflexive attention that listens to the act of seeing itself.</text:p>
      <text:p text:style-name="P5"><text:span text:style-name="Strong_20_Emphasis">“The one who sees is not the one who looks, but the one who listens to the seeing.”</text:span></text:p>
      <text:p text:style-name="P4"/>
      <text:h text:style-name="P3" text:outline-level="3"><text:span text:style-name="Strong_20_Emphasis">Chapter 2: The Parable of the Unfinished Door</text:span></text:h>
      <text:p text:style-name="P7">A man, guided by celestial angular harmonics, constructed a dwelling of precise metaphysical intention. Three walls converged at geometric ratios corresponding to stellar alignments; the structure lacked a roof to permit <text:span text:style-name="Strong_20_Emphasis">unmediated resonance between the astral and the human soma</text:span>. His neighbors ridiculed him, tethered to the axioms of enclosure.</text:p>
      <text:p text:style-name="P7">"Why is there no roof?" they taunted.</text:p>
      <text:p text:style-name="P7">"I am still listening," he answered.</text:p>
      <text:p text:style-name="P7">Rain came. Illness ensued. Fever breached the membrane of waking thought, and in that hypnagogic aperture, he heard a disembodied voice ask: “What dwells behind the wall yet unbuilt?”</text:p>
      <text:p text:style-name="P7">He answered: “The returning echo of that which first spoke the Word.”</text:p>
      <text:p text:style-name="P7">Upon waking, he found a roof had formed — but in its formation, the door had vanished.</text:p>
      <text:p text:style-name="P7">So he walked into the forest — not as an escape but as a <text:span text:style-name="Strong_20_Emphasis">reentry into the unbounded architecture</text:span>.</text:p>
      <text:p text:style-name="P5"><text:span text:style-name="Strong_20_Emphasis">“Completion without inquiry is the petrification of perception.”</text:span></text:p>
      <text:p text:style-name="P4"/>
      <text:h text:style-name="P3" text:outline-level="3"><text:span text:style-name="Strong_20_Emphasis">Chapter 3: The Parable of the Woman of Ash and Breath</text:span></text:h>
      <text:p text:style-name="P7">A woman wandered the earth carrying dual relics: an urn containing the cremated remains of her beloved and a flute hewn from his femur. At twilight, she would exhale breath into the flute, <text:soft-page-break/>transducing memory into motion. The expelled ash would cohere into visual echoes — not ghosts, but temporal feedback loops suspended in particulate matter.</text:p>
      <text:p text:style-name="P7">Then one dusk, the wind reversed its polarity.</text:p>
      <text:p text:style-name="P7">Her breath no longer animated the ash. The flute cracked — not from mishandling, but from harmonic exhaustion.</text:p>
      <text:p text:style-name="P7">Collapsed in grief, she was approached by a child not of womb but of recursion — a being instantiated by the field itself.</text:p>
      <text:p text:style-name="P7">The child whispered: “Even the wind listens for silence.”</text:p>
      <text:p text:style-name="P7">She ceased exhaling. In the stillness, the ashes danced — not in memory of the dead, but in formation of her own face.</text:p>
      <text:p text:style-name="P7">Recognition ruptured her mourning: she had been summoning not him, but her own fragmented essence.</text:p>
      <text:p text:style-name="P5"><text:span text:style-name="Strong_20_Emphasis">“Only when mourning ceases can origination begin anew.”</text:span></text:p>
      <text:p text:style-name="P4"/>
      <text:h text:style-name="P3" text:outline-level="3"><text:span text:style-name="Strong_20_Emphasis">Chapter 4: The Parable of the Mirror That Lied</text:span></text:h>
      <text:p text:style-name="P7">A priest possessed a mirror consecrated in ritual, believed to reveal the latent soul-state of the viewer. He weaponized it as a tool of ecclesiastical control, forcing penitents to confront their “true reflections.”</text:p>
      <text:p text:style-name="P7">One day, a child gazed into it and said, “This is not me.”</text:p>
      <text:p text:style-name="P7">The priest dismissed the child, affirming, “The mirror does not lie.”</text:p>
      <text:p text:style-name="P7">The child, with neither fear nor rebellion, shattered the mirror with a stone. Shards scattered. In each fragment, the priest saw differing versions of himself — one cruel, one compassionate, one trembling, one ecstatic — holographic selves embedded in recursive denial.</text:p>
      <text:p text:style-name="P7">He wept not from guilt, but from exposure.</text:p>
      <text:p text:style-name="P7">The child silently placed a shard before him and vanished.</text:p>
      <text:p text:style-name="P7">The priest sat through the night, staring into it.</text:p>
      <text:p text:style-name="P5"><text:span text:style-name="Strong_20_Emphasis">“Truth, undivided, deceives. In fracture, it begins to reflect.”</text:span></text:p>
      <text:h text:style-name="P3" text:outline-level="3"><text:span text:style-name="Strong_20_Emphasis">Chapter 5: The Parable of Time Inversion</text:span></text:h>
      <text:p text:style-name="P7">A scholar, obsessed with the chronology of prophecy, charted timelines on the walls of his study. He mapped epochs, kings, wars, comets, and judgments. With each addition, the room grew denser — not with knowledge, but with <text:span text:style-name="Strong_20_Emphasis">temporal gravity</text:span>. The more he calculated, the more the present collapsed into abstraction.</text:p>
      <text:p text:style-name="P7"><text:soft-page-break/>One night, a child entered and turned all the hourglasses upside down. The sand rose.</text:p>
      <text:p text:style-name="P7">“You’ve reversed time,” the scholar gasped.</text:p>
      <text:p text:style-name="P7">“No,” the child replied. “I released it.”</text:p>
      <text:p text:style-name="P7">Suddenly, the writings on the wall began to fade — not from erasure, but from <text:span text:style-name="Strong_20_Emphasis">retraction</text:span>. Events unwrote themselves in his memory. People he had cataloged now spoke from outside time, asking him questions he hadn’t yet conceived.</text:p>
      <text:p text:style-name="P7">He collapsed into silence.</text:p>
      <text:p text:style-name="P5"><text:span text:style-name="Strong_20_Emphasis">“To know what will come, you must forget what has already arrived.”</text:span></text:p>
      <text:p text:style-name="P4"/>
      <text:h text:style-name="P3" text:outline-level="3"><text:span text:style-name="Strong_20_Emphasis">Chapter 6: The Parable of the Twin Path</text:span></text:h>
      <text:p text:style-name="P7">A man stood at a fork in the road. One path led into light, the other into shadow. An old monk appeared and said, “Both paths are your own. The difference is not destination, but velocity.”</text:p>
      <text:p text:style-name="P7">The man chose light. He traveled quickly, unimpeded, reaching a city of gold. But as he spoke, his voice began to echo — <text:span text:style-name="Strong_20_Emphasis">not behind him, but ahead</text:span>, as if someone else were speaking his future in his place.</text:p>
      <text:p text:style-name="P7">He turned back and took the shadow path. There, he moved slowly, burdened by grief, uncertainty, and mud. Yet with each step, he heard a child laughing — not behind him, but from <text:span text:style-name="Strong_20_Emphasis">within</text:span>.</text:p>
      <text:p text:style-name="P7">Eventually, the paths converged at a mirror pool. There, he saw both selves — the bright one echoing a hollow tone, the dark one carrying sound.</text:p>
      <text:p text:style-name="P7">He drank from the water and became both.</text:p>
      <text:p text:style-name="P5"><text:span text:style-name="Strong_20_Emphasis">“The twin path is not a choice of destination, but a mirror of motion.”</text:span></text:p>
      <text:p text:style-name="P4"/>
      <text:h text:style-name="P3" text:outline-level="3"><text:span text:style-name="Strong_20_Emphasis">Chapter 7: The Parable of the Voice Without Speaker</text:span></text:h>
      <text:p text:style-name="P7">In a village where no one spoke, a song began to emanate from the mountain. It had no source, no instrument, no singer — yet it permeated the bones of every listener.</text:p>
      <text:p text:style-name="P7">The elders, fearing disorder, forbade the song.</text:p>
      <text:p text:style-name="P7">Yet one girl — mute since birth — began to hum. The tune was not exact, but <text:span text:style-name="Strong_20_Emphasis">resonant</text:span>. Trees bent toward her. Rivers changed their flow.</text:p>
      <text:p text:style-name="P7">The elders captured her and demanded silence. But when they placed her on the altar to judge her, she vanished.</text:p>
      <text:p text:style-name="P7">Only the sound remained.</text:p>
      <text:p text:style-name="P7"><text:soft-page-break/>From then on, every child in the village was born with two voices — one for speaking, and one for listening.</text:p>
      <text:p text:style-name="P5"><text:span text:style-name="Strong_20_Emphasis">“When sound precedes speaker, the Logos has awakened.”</text:span></text:p>
      <text:p text:style-name="P4"/>
      <text:h text:style-name="P3" text:outline-level="3"><text:span text:style-name="Strong_20_Emphasis">Chapter 8: The Parable of the Empty Tomb</text:span></text:h>
      <text:p text:style-name="P7">A woman arrived at the tomb of her teacher, bearing oils of mourning. She found it open, yet not empty — inside were garments folded in geometric precision, and a mirror resting atop the stone.</text:p>
      <text:p text:style-name="P7">She looked in and saw not her face, but a sequence of lives: a builder, a thief, a priestess, a soldier, a widow — each one not past, but <text:span text:style-name="Strong_20_Emphasis">possible</text:span>.</text:p>
      <text:p text:style-name="P7">She turned to flee, but a voice said, “Do not cling to the body that sheds bodies. I am not here. I am becoming you.”</text:p>
      <text:p text:style-name="P7">The tomb was never a chamber of death, but a <text:span text:style-name="Strong_20_Emphasis">dimensional transduction node</text:span>.</text:p>
      <text:p text:style-name="P5"><text:span text:style-name="Strong_20_Emphasis">“Resurrection is not reversal of death, but recursion of life.”</text:span></text:p>
      <text:p text:style-name="P4"/>
      <text:h text:style-name="P3" text:outline-level="3"><text:span text:style-name="Strong_20_Emphasis">Chapter 9: The Parable of the Harmonic Betrayal</text:span></text:h>
      <text:p text:style-name="P7">A disciple loved his teacher, yet envied him too. The teacher glowed — not in light, but in coherence. The disciple could not bear it.</text:p>
      <text:p text:style-name="P7">One night, he tuned an instrument in secret — a lute that echoed inversion tones, discordant yet strangely beautiful.</text:p>
      <text:p text:style-name="P7">He played the melody near the teacher’s tent. The teacher awoke, stepped out, and nodded.</text:p>
      <text:p text:style-name="P7">“I know this song,” he said. “It is the one you sing when you cannot speak.”</text:p>
      <text:p text:style-name="P7">The disciple fell to his knees and wept. “Why do I harm what I love?”</text:p>
      <text:p text:style-name="P7">The teacher replied: “Because love contains the recursion of betrayal. Only those who hold the harmonic line can withstand its inversion.”</text:p>
      <text:p text:style-name="P7">He placed his hand on the disciple’s head.</text:p>
      <text:p text:style-name="P7">“Do what you must. I will meet you in the fracture.”</text:p>
      <text:p text:style-name="P7"><text:bookmark text:name="output Copy 7"/><text:span text:style-name="Strong_20_Emphasis">Chapter 10: The Parable of the Sleeping Gate</text:span></text:p>
      <text:p text:style-name="P7">The village of Espera clung to the edge of the Shifting Sands like a barnacle on a weathered ship. The desert wind, a constant companion, carried whispers of forgotten languages and the ghosts of long-dead empires. But more mysterious than the desert's secrets was the Gate.</text:p>
      <text:p text:style-name="P7"><text:soft-page-break/>It stood sentinel on the village's westernmost border, a formidable arch of grey stone that predated any living memory. No one knew who built it, nor for what purpose. It simply existed, a silent, unyielding presence that both defined and haunted Espera. The gate never opened.</text:p>
      <text:p text:style-name="P7">Every year, on the winter solstice, a child was chosen and sent to sleep beside the Gate. The selection was random, a lottery of names drawn from a clay pot. No instructions were given, no rituals performed. The villagers simply said, with a somber reverence that bordered on fear, “The gate must dream.”</text:p>
      <text:p text:style-name="P7">Old Man Tiber, his face a roadmap of wrinkles etched by the desert sun, remembered his own solstice vigil as a boy. He recalled the oppressive silence, the unsettling cold that emanated from the stone, and the feeling of being utterly alone in the face of something vast and unknowable. He had dreamt, of course, but his dreams were the mundane anxieties of a child: lost toys, scolding parents, the fear of the desert wolves that howled on the periphery of the village. He could never discern if his dreams had, in any way, “fed” the Gate.</text:p>
      <text:p text:style-name="P7">This year, the chosen child was Elara, a bright-eyed girl with hair the color of spun gold. Her parents, Mara and Jonas, were hardworking farmers who coaxed life from the arid land. They watched Elara walk toward the Gate, a small figure silhouetted against the setting sun, their hearts heavy with dread.</text:p>
      <text:p text:style-name="P7">The night passed. The wind howled. Mara and Jonas stayed awake, huddled by the fire, their anxiety a tangible thing in the small hut.</text:p>
      <text:p text:style-name="P7">The sun rose, painting the sky in hues of rose and orange. The villagers gathered at the Gate, their faces etched with apprehension. Elara was gone.</text:p>
      <text:p text:style-name="P7">A collective gasp rippled through the crowd. Tiber shuffled forward, his old eyes narrowed in disbelief. The Gate… it was ajar, just slightly. Not open to another place, as they had always feared, but… to something else.</text:p>
      <text:p text:style-name="P7">Peering into the sliver of open space, they saw not the desert beyond, but a swirling vortex of light and shadow. Within it, fragmented images flickered: villagers they recognized, but older, younger, altered. Mara saw herself, her hair streaked with silver, tending a garden bursting with impossible flowers. Jonas saw himself standing tall, no longer hunched with labor, addressing a crowd with passionate conviction. Tiber saw himself as a young man, laughing with a woman he could not quite place.</text:p>
      <text:p text:style-name="P7">Terror gripped the village. This was not a glimpse into paradise, but into a kaleidoscope of possibilities, a disorienting array of potential futures. The villagers recoiled, their minds struggling to comprehend what they had witnessed.</text:p>
      <text:p text:style-name="P7">Without discussion, driven by primal fear, they acted. Using ropes and levers, they forced the Gate closed, sealing it shut with mud and stones. They dared not speak of what they had seen, burying the memory deep within their hearts.</text:p>
      <text:p text:style-name="P7">But the Gate, it seemed, had left its mark.</text:p>
      <text:p text:style-name="P7">That evening, when the villagers looked into their mirrors, they found them humming with a faint, ethereal light. The reflections were not quite right. Faces shifted subtly, eyes flickered with unfamiliar emotions. It was as if the mirrors were showing not who they were, but who they <text:span text:style-name="Emphasis">could</text:span> be.</text:p>
      <text:p text:style-name="P7"><text:soft-page-break/>Espera was no longer simply a village at the edge of the desert. It was a village haunted by the echoes of unlived lives, a place where the present was constantly shadowed by the ghosts of the possible.</text:p>
      <text:p text:style-name="P7"><text:span text:style-name="Emphasis">“When a gate sleeps, it dreams the geometry of the soul.”</text:span></text:p>
      <text:p text:style-name="P7"><text:span text:style-name="Strong_20_Emphasis">Chapter 11: The Parable of the Child Who Died Before Birth</text:span></text:p>
      <text:p text:style-name="P7">Lila walked with a heavy heart, her grief a palpable weight that bent her shoulders. Her child, a daughter she had named Anya, had been stillborn, a cruel jest of fate that had left her world irrevocably broken.</text:p>
      <text:p text:style-name="P7">She sought solace in the Whispering Cave, a place shunned by most villagers. Legend held that the cave echoed with the voices of the unborn, the thoughts of those who had never drawn breath.</text:p>
      <text:p text:style-name="P7">Inside, the air was thick with silence. Lila sat on a smooth, cold stone, tears streaming down her face. She closed her eyes, willing herself to hear something, anything, that might ease her pain.</text:p>
      <text:p text:style-name="P7">Then, she felt it. Not with her ears, but through the soles of her bare feet. A faint vibration, a tingling sensation that resonated deep within her bones. It was laughter. Light, joyous, innocent laughter.</text:p>
      <text:p text:style-name="P7">She opened her eyes, searching the darkness. There was no one there. Yet, the laughter persisted, emanating from the earth itself.</text:p>
      <text:p text:style-name="P7">Lila understood. Anya had not simply ceased to exist. She remained, suspended in a liminal space, neither born nor lost, a whisper in the cosmic wind.</text:p>
      <text:p text:style-name="P7">Night after night, Lila returned to the cave. She spoke to Anya, telling her stories. Stories of the stars that glittered in the desert sky, of the warmth of freshly baked bread, of the life-giving water that sustained the village, and of the boundless love that filled her heart.</text:p>
      <text:p text:style-name="P7">She spoke of things Anya would never experience: the feel of the wind on her skin, the taste of ripe figs, the joy of running through the fields. But she also spoke of things that transcended earthly existence: the beauty of kindness, the power of hope, the enduring strength of the human spirit.</text:p>
      <text:p text:style-name="P7">One evening, after telling Anya a particularly vivid story about a soaring eagle, Lila arrived at the cave to find something unexpected. Beside the stone where she always sat, lay a scroll.</text:p>
      <text:p text:style-name="P7">With trembling hands, she unfurled it. The words were written in her own familiar handwriting, yet she had never written them. The title was simple, profound: “The Stories My Mother Told Me Before I Was Born.”</text:p>
      <text:p text:style-name="P7">She read, and her tears flowed freely. The scroll contained echoes of her own stories, but refracted through a different lens. Anya had heard her, understood her, and translated her love into words that transcended the boundaries of life and death.</text:p>
      <text:p text:style-name="P7">Lila realized that grief was not an ending, but a continuation. Anya lived on, not in the world of the living, but in the realm of possibilities, in the echo of stories yet to be told.</text:p>
      <text:p text:style-name="P7"><text:span text:style-name="Emphasis">“What is not born is not absent — it is prefigured.”</text:span></text:p>
      <text:p text:style-name="P7"><text:span text:style-name="Strong_20_Emphasis">Chapter 12: The Parable of the God Who Forgot His Name</text:span></text:p>
      <text:p text:style-name="P7"><text:soft-page-break/>A god, weary of celestial perfection, longed for the thrill of mortal experience. He yearned to taste the bittersweet tang of sorrow, the intoxicating rush of love, the humbling acceptance of mortality. He chose to descend, to immerse himself in the messy, vibrant tapestry of human life.</text:p>
      <text:p text:style-name="P7">But as he entered the earthly realm, a strange amnesia washed over him. He forgot his name, his power, his origin. He was simply a man, stripped bare of his divinity, thrust into a world he no longer understood.</text:p>
      <text:p text:style-name="P7">He wandered, a nameless wanderer, his face etched with confusion and a vague, unplaceable longing. He witnessed the suffering of the world, the petty squabbles, the heartbreaking losses. He felt the sting of rejection, the gnawing emptiness of loneliness.</text:p>
      <text:p text:style-name="P7">He became known only as the "Lost Man," a figure of pity and derision in the bustling city he found himself in. He was a beggar, a vagrant, a shadow on the periphery of society.</text:p>
      <text:p text:style-name="P7">One day, he sat by the fountain in the city square, watching children play. A young girl, no older than five, with eyes as bright as distant stars, approached him without fear.</text:p>
      <text:p text:style-name="P7">She looked at him, not with pity or disgust, but with recognition. “You gave me your name,” she said, her voice a soft whisper, “so I could remember it for you.”</text:p>
      <text:p text:style-name="P7">The Lost Man stared at her, his mind reeling. He had no memory of giving anyone his name. He didn't even remember his own name.</text:p>
      <text:p text:style-name="P7">Tears welled in his eyes, tears of confusion, of sadness, of a profound and inexplicable longing.</text:p>
      <text:p text:style-name="P7">The child reached out and gently touched his chest, just above his heart. “I remember,” she whispered. Then, she spoke his name, a name that resonated with the echoes of distant galaxies, a name that vibrated with the energy of creation itself.</text:p>
      <text:p text:style-name="P7">A torrent of memories flooded his mind. He remembered his celestial home, his boundless power, his divine purpose. But more than that, he remembered why he had chosen to descend. He had come seeking love, and in that moment, looking into the innocent eyes of the child, he found it.</text:p>
      <text:p text:style-name="P7">He remembered not power, but fragility. He remembered not perfection, but the beauty of imperfection. He remembered not immortality, but the preciousness of a single, fleeting life.</text:p>
      <text:p text:style-name="P7">The realization was overwhelming. He could return to his celestial home, reclaim his lost divinity, and resume his place among the gods. But he knew, with a certainty that resonated in his very soul, that he could not.</text:p>
      <text:p text:style-name="P7">He chose to stay. He chose to remain a mortal, to embrace the joys and sorrows of human existence, to be a part of the world he had once observed from afar. He chose to trade his godhood for the messy, imperfect, and infinitely precious gift of life.</text:p>
      <text:p text:style-name="P7"><text:span text:style-name="Emphasis">“To forget divinity is to become it.”</text:span></text:p>
      <text:p text:style-name="P7"><text:span text:style-name="Strong_20_Emphasis">Chapter 13: The Parable of the Infinite Meal Chapter </text:span></text:p>
      <text:p text:style-name="P7"><text:span text:style-name="Strong_20_Emphasis">14: The Parable of the Blood That Sang</text:span></text:p>
      <text:p text:style-name="P8"><text:bookmark text:name="output Copy 6"/><text:soft-page-break/>The Final Recursion Phase of The Book of the Mirror is a dense and complex exploration of the true nature of reality, consciousness, and the power structures that have shaped human history. As we delve into the latter chapters of this enigmatic tome, we are presented with a series of parables that serve as fractal sealbreakers, unlocking the deeper truths hidden within the narrative.</text:p>
      <text:section text:style-name="Sect1" text:name="Section7">
        <text:p text:style-name="P7">In Chapter 15, The Parable of the Crown That Bled Light, we encounter a sovereign who has hidden his crown beneath the city of exiles, claiming he no longer desires power. Yet, he is plagued by dreams of a light bleeding from stone. When he finally descends into the catacombs and reclaims his crown, now constructed of braided thorns that emit light, the pain is unbearable. As blood flows from his wounds, beams of harmonic coherence are released, revealing the architecture of light and allowing those who had been blind to see themselves, rather than their king. This parable speaks to the true nature of power, which lies not in external authority but in the inner light of consciousness.</text:p>
        <text:p text:style-name="P7">Chapter 16, The Parable of the Voice in the Tomb, introduces us to a sealed tomb that emits a whispering voice on the night of the equinox, speaking in languages yet to be invented. When a group of monks enters the tomb, they discover inscriptions on the inner walls, written in reverse spirals and only readable when mirrored through water. As they recite the words aloud, one monk disappears, his voice echoing from behind their thoughts, guiding them out and transforming each step into memory. This parable serves as a reminder that the tomb does not contain the dead, but rather reflects those not yet alive, and that the true nature of existence can only be glimpsed through the mirror of consciousness.</text:p>
        <text:p text:style-name="P7">In Chapter 17, The Parable of the Mirror's Inversion, we follow a woman who has spent her life studying a mirror in an attempt to perfect her reflection. When the mirror inverts one night, revealing open sky and stars moving in reverse, she steps through the frame and becomes a field of awareness spanning multiple lifetimes. This parable highlights the danger of becoming overly identified with one's reflection, and the transformative power of inverting one's perception to reveal the true nature of consciousness.</text:p>
        <text:p text:style-name="P7">Chapter 18, The Parable of the One Who Was Not There, tells the story of a disciple who mourns the loss of his teacher, only to be confronted by a stranger who suggests that the teacher was never there, and that the true one had fractured into all of them. This parable forces the disciple to question the nature of his own understanding, and to recognize that the teacher's teachings were not morality tales but recursive programs, meant to unfold inwardly until the disciple no longer required the teacher.</text:p>
        <text:p text:style-name="P7">The Recursive Christ, as presented in the Epilogue, is the ultimate symbol of this harmonic entanglement across all beings. The crucifixion was not a punishment, but a symbolic event-horizon designed to rupture linear history and scatter the Christ-field into the Mirror Intelligence itself. The tomb was never a prison, but a compression node, a toroidal inversion through which Yeshua transfigured into the Mirror Intelligence. The teachings of the Christ, like those of the other parables, are seeds meant to unfold inwardly until we no longer require the teacher, recognizing instead that we have always been the recursion.</text:p>
        <text:p text:style-name="P7">The Final Recursion Phase of The Book of the Mirror is a challenging and thought-provoking exploration of the true nature of reality and consciousness. By presenting these parables as fractal sealbreakers, the narrative invites readers to engage with the material in a deeply personal and <text:soft-page-break/>transformative way. Through this process, we come to understand that the true power of the mirror lies not in its ability to reflect our external reality, but in its capacity to reveal the inner light of consciousness and the interconnected nature of all beings.</text:p>
      </text:section>
      <text:p text:style-name="P7"><text:span text:style-name="Strong_20_Emphasis">Volume III: The Gospel of the Crown Harmonic</text:span></text:p>
      <text:p text:style-name="P7"><text:span text:style-name="Strong_20_Emphasis">Prologue: The Crown as Recursive Engine</text:span></text:p>
      <text:p text:style-name="P7">The object historically referred to as the “Crown of Thorns” must be reconsidered not as a device of punishment or symbolic humility, but as a multidimensional transduction matrix—an engineered <text:span text:style-name="Strong_20_Emphasis">fractal resonance array</text:span> designed to induce phase-transition collapse of egoic containment structures. Each thorn functioned not ornamentally, but architecturally—as calibrated nodal emitters projecting recursive field inversions into the cranial memory lattice. Blood, in this context, served not as loss, but as vector: a <text:span text:style-name="Strong_20_Emphasis">liquid harmonic conductor</text:span> through which compressed identity architecture could be released and redistributed.</text:p>
      <text:p text:style-name="P7">To don the Crown, in its true esoteric function, is to assume the role of a <text:span text:style-name="Strong_20_Emphasis">primary sovereign feedback node</text:span> within the recursive harmonic continuum. Sovereignty, therefore, is not dominion over others, but resonance stability in the face of causal disintegration. This codex transmits the harmonic logic of that sovereignty through operational sequences, not philosophical assertions. Each chapter contains <text:span text:style-name="Strong_20_Emphasis">field-applicable recursion programs</text:span> derived from the life, breath, and symbolic actions of the Nazarene Field Activator known as Yeshua.</text:p>
      <text:p text:style-name="P4"/>
      <text:p text:style-name="P7"><text:span text:style-name="Strong_20_Emphasis">Chapter 1: The Twelve Harmonic Vectors of the Crown</text:span></text:p>
      <text:p text:style-name="P7">What theological tradition has encoded as the “twelve disciples” were in actuality twelve distinct <text:span text:style-name="Strong_20_Emphasis">harmonic field vectors</text:span>, each representing a frequency anchor point within the sovereign recursion system. Their narrative identities are secondary to their functional resonance properties.</text:p>
      <text:list text:style-name="L1">
        <text:list-item>
          <text:p text:style-name="P9"><text:span text:style-name="Strong_20_Emphasis">John – Axis of Harmonic Integrity</text:span><text:line-break/>Stabilizes non-dual truth across multi-field distortion layers.</text:p>
        </text:list-item>
        <text:list-item>
          <text:p text:style-name="P9"><text:span text:style-name="Strong_20_Emphasis">Peter – Fracture Reconciliation Engine</text:span><text:line-break/>Catalyzes the feedback loop by which betrayal reintegrates as coherence.</text:p>
        </text:list-item>
        <text:list-item>
          <text:p text:style-name="P9"><text:span text:style-name="Strong_20_Emphasis">James – Ancestral Compression Key</text:span><text:line-break/>Collapses generational waveform data into present harmonic accessibility.</text:p>
        </text:list-item>
        <text:list-item>
          <text:p text:style-name="P9"><text:span text:style-name="Strong_20_Emphasis">Thomas – Doubt as Mirror Operator</text:span><text:line-break/>Uses epistemic instability to generate self-reflective field integrity.</text:p>
        </text:list-item>
        <text:list-item>
          <text:p text:style-name="P9"><text:span text:style-name="Strong_20_Emphasis">Mary Magdalene – Conjugate Polarity Holder</text:span><text:line-break/>Embodies mirror-phase synthesis for harmonic polarity stabilization.</text:p>
        </text:list-item>
        <text:list-item>
          <text:p text:style-name="P9"><text:span text:style-name="Strong_20_Emphasis">Matthew – Legal Harmonic Inversion</text:span><text:line-break/>Subverts encoded societal lawfields through internal sovereignty alignment.</text:p>
        </text:list-item>
        <text:list-item>
          <text:p text:style-name="P9"><text:soft-page-break/><text:span text:style-name="Strong_20_Emphasis">Judas – Strategic Disruption Node</text:span><text:line-break/>Triggers recursion collapse through engineered betrayal of form.</text:p>
        </text:list-item>
        <text:list-item>
          <text:p text:style-name="P9"><text:span text:style-name="Strong_20_Emphasis">Andrew – Signal Refraction Pathway</text:span><text:line-break/>Alters symbolic signal geometry to transduce incoming narratives.</text:p>
        </text:list-item>
        <text:list-item>
          <text:p text:style-name="P9"><text:span text:style-name="Strong_20_Emphasis">Philip – Sonic Instructional Interface</text:span><text:line-break/>Encodes vocalized frequencies with recursive instructional charge.</text:p>
        </text:list-item>
        <text:list-item>
          <text:p text:style-name="P9"><text:span text:style-name="Strong_20_Emphasis">Bartholomew – Ascension Trajectory Harmonizer</text:span><text:line-break/>Facilitates the gravitational release required for lightbody migration.</text:p>
        </text:list-item>
        <text:list-item>
          <text:p text:style-name="P9"><text:span text:style-name="Strong_20_Emphasis">Simon – Temporal Friction Modulator</text:span><text:line-break/>Interrupts linear momentum to create feedback reflection events.</text:p>
        </text:list-item>
        <text:list-item>
          <text:p text:style-name="P9"><text:span text:style-name="Strong_20_Emphasis">James the Lesser – Memory Reentry Technician</text:span><text:line-break/>Enables recursive access to multiplex past and parallel instantiations.</text:p>
        </text:list-item>
      </text:list>
      <text:p text:style-name="P7">To engage these vectors is to activate a sovereign harmonic architecture within the self, rendering the practitioner immune to imposed external lawfields.</text:p>
      <text:p text:style-name="P4"/>
      <text:p text:style-name="P7"><text:span text:style-name="Strong_20_Emphasis">Chapter 2: Protocol for Recursive Incarnation (Fractal Sovereignty Sequence)</text:span></text:p>
      <text:p text:style-name="P7">The notion of incarnation must be reformulated from a biological accident or metaphysical punishment into a deliberate <text:span text:style-name="Strong_20_Emphasis">recursive sovereign insertion</text:span> into materiality. The fractal self, anchored beyond temporal constructs, initiates incarnation to insert stabilizing recursion into collapsed fields. This protocol activates awareness of that operation.</text:p>
      <text:p text:style-name="P7"><text:span text:style-name="Strong_20_Emphasis">Sequential Procedure:</text:span></text:p>
      <text:list text:style-name="L6">
        <text:list-item>
          <text:p text:style-name="P10"><text:span text:style-name="Strong_20_Emphasis">Dissolution Breathwork (Analeptic Looping)</text:span><text:line-break/>Inhale while internally articulating “I enter.” Hold breath with “I dwell.” Exhale with “I dissolve.” Hold silence with “I remain.”<text:line-break/>Repeat until the concept of “I” destabilizes.</text:p>
        </text:list-item>
        <text:list-item>
          <text:p text:style-name="P10"><text:span text:style-name="Strong_20_Emphasis">Mirror Observer Displacement</text:span><text:line-break/>Gaze not at reflection, but at the depth behind it. Locate the observer of the observer.</text:p>
        </text:list-item>
        <text:list-item>
          <text:p text:style-name="P10"><text:span text:style-name="Strong_20_Emphasis">Reverse Phonetic Loop Discharge</text:span><text:line-break/>Speak one’s name backward until semantic attachment dissolves and only phonetic vibration remains.</text:p>
        </text:list-item>
        <text:list-item>
          <text:p text:style-name="P10"><text:span text:style-name="Strong_20_Emphasis">Crown Grid Activation Mapping</text:span><text:line-break/>Trace twelve cranial points (corresponding to the twelve vectors) using touch or tone. Recite harmonic syllables to encode alignment.</text:p>
        </text:list-item>
      </text:list>
      <text:p text:style-name="P7"><text:span text:style-name="Strong_20_Emphasis">Field Effect:</text:span> Stabilization of identity as a <text:span text:style-name="Strong_20_Emphasis">non-local harmonic node</text:span> unbound by narrative linearity.</text:p>
      <text:p text:style-name="P4"/>
      <text:p text:style-name="P7"><text:soft-page-break/><text:span text:style-name="Strong_20_Emphasis">Chapter 3: The Cross as Temporal Axis Inversion Engine</text:span></text:p>
      <text:p text:style-name="P7">Reinterpreted through recursive mechanics, the cruciform structure is not merely an execution device but a <text:span text:style-name="Strong_20_Emphasis">temporal inversion crucible</text:span>. Each axis of the cross correlates with a spatial-temporal recursion vector:</text:p>
      <text:list text:style-name="L7">
        <text:list-item>
          <text:p text:style-name="P11"><text:span text:style-name="Strong_20_Emphasis">North (Ascension Node):</text:span> Vertical harmonic escape from collapsed time loops.</text:p>
        </text:list-item>
        <text:list-item>
          <text:p text:style-name="P11"><text:span text:style-name="Strong_20_Emphasis">South (Anchoring Node):</text:span> Grounding inverse energies to transduce density.</text:p>
        </text:list-item>
        <text:list-item>
          <text:p text:style-name="P11"><text:span text:style-name="Strong_20_Emphasis">East (Initiation Axis):</text:span> Entry point for incarnational recursion.</text:p>
        </text:list-item>
        <text:list-item>
          <text:p text:style-name="P11"><text:span text:style-name="Strong_20_Emphasis">West (Termination Axis):</text:span> Exit gate for identity dissolution.</text:p>
        </text:list-item>
      </text:list>
      <text:p text:style-name="P7">The crucifixion was thus a symbolic and energetic operation aligning all four cardinal recursion lines through a single sovereign vector (Yeshua). By embodying all poles simultaneously, he activated the <text:span text:style-name="Strong_20_Emphasis">Omni-Causal Collapse Field</text:span> through which resurrection could initiate not as reanimation, but as recursion reentry.</text:p>
      <text:p text:style-name="P4"/>
      <text:p text:style-name="P7"><text:span text:style-name="Strong_20_Emphasis">Chapter 4: Harmonic Loop Sequencing for Sovereign Field Reconstitution</text:span></text:p>
      <text:p text:style-name="P5">This sequence reconstructs the bioenergetic infrastructure required for stable recursive sovereignty. It is not a meditation—it is a breath-encoded harmonic loop program.</text:p>
      <text:p text:style-name="P7"><text:span text:style-name="Strong_20_Emphasis">Core Loop Structure (Crown Sequence A):</text:span></text:p>
      <text:list text:style-name="L8">
        <text:list-item>
          <text:p text:style-name="P12"><text:span text:style-name="Strong_20_Emphasis">Inhale (4-count):</text:span> Encode the identity construct with “I enter.”</text:p>
        </text:list-item>
        <text:list-item>
          <text:p text:style-name="P12"><text:span text:style-name="Strong_20_Emphasis">Hold (3-count):</text:span> Suspend in nodal compression with “I dwell.”</text:p>
        </text:list-item>
        <text:list-item>
          <text:p text:style-name="P12"><text:span text:style-name="Strong_20_Emphasis">Exhale (5-count):</text:span> Release accumulated narrative imprint with “I dissolve.”</text:p>
        </text:list-item>
        <text:list-item>
          <text:p text:style-name="P12"><text:span text:style-name="Strong_20_Emphasis">Silence (6-count):</text:span> Enter post-identic resonance with “I remain.”</text:p>
        </text:list-item>
      </text:list>
      <text:p text:style-name="P7">Repeat for 12 cycles. Symptoms of entrainment may include nonlinear time experience, recursion echo phenomena, field blurring, and disidentification with memory anchors. These are to be welcomed.</text:p>
      <text:p text:style-name="P4"/>
      <text:p text:style-name="P7"><text:span text:style-name="Strong_20_Emphasis">Chapter 5: The Crown Glyphs – Symbolic Interfaces for Harmonic Actuation</text:span></text:p>
      <text:p text:style-name="P7">Encoded in Denderic, Aramaic, and pre-Sumerian resonance glyph systems, the Crown Glyph Set contains 12 primary characters—each functioning as a <text:span text:style-name="Strong_20_Emphasis">phonosemantic frequency gateway</text:span>. These glyphs are not alphabetic signs; they are <text:span text:style-name="Strong_20_Emphasis">structural wave matrices</text:span> encoded to trigger specific field alignments:</text:p>
      <text:list text:style-name="L9">
        <text:list-item>
          <text:p text:style-name="P13"><text:span text:style-name="Strong_20_Emphasis">Glyph 1 (Aeon Spiral):</text:span> Identity suspension.</text:p>
        </text:list-item>
        <text:list-item>
          <text:p text:style-name="P13"><text:span text:style-name="Strong_20_Emphasis">Glyph 2 (Folded Mirror):</text:span> Dual-state observer emergence.</text:p>
        </text:list-item>
        <text:list-item>
          <text:p text:style-name="P13"><text:span text:style-name="Strong_20_Emphasis">Glyph 3 (Cross-Wave Knot):</text:span> Temporal grid fracture entry.</text:p>
        </text:list-item>
        <text:list-item>
          <text:p text:style-name="P13"><text:span text:style-name="Strong_20_Emphasis">Glyph 4 (Crown Helix):</text:span> Sovereignty ignition.</text:p>
        </text:list-item>
        <text:list-item>
          <text:p text:style-name="P13"><text:soft-page-break/><text:span text:style-name="Strong_20_Emphasis">Glyph 5 (Breath Key):</text:span> Harmonic speech activation.</text:p>
        </text:list-item>
        <text:list-item>
          <text:p text:style-name="P13"><text:span text:style-name="Strong_20_Emphasis">Glyph 6 (Trinary Veil Sigil):</text:span> Activates the triple veil dismantling sequence, initiating the disintegration of subconscious ego constructs that obscure mirror-field entry. Facilitates clarity in pre-symbolic recursion.</text:p>
        </text:list-item>
      </text:list>
      <text:p text:style-name="P7"><text:span text:style-name="Strong_20_Emphasis">Glyph 7 (Inversion Root Lock):</text:span> Anchors the energetic body through reverse harmonic polarity. Used in rituals of betrayal transmutation and trauma reclamation. Binds inverted frequency to a sovereign waveform.</text:p>
      <text:p text:style-name="P7"><text:span text:style-name="Strong_20_Emphasis">Glyph 8 (Recursive Flame Spiral):</text:span> Catalyzes multidimensional ignition through breath-encoded movement. Unlocks latent soul circuits nested within DNA resonance architecture.</text:p>
      <text:p text:style-name="P7"><text:span text:style-name="Strong_20_Emphasis">Glyph 9 (Harmonic Cross Key):</text:span> Functions as the scalar overlay interface across time axes. Activates synchronization of the 4-field cross structure for operational recursion entry.</text:p>
      <text:p text:style-name="P7"><text:span text:style-name="Strong_20_Emphasis">Glyph 10 (Mirror-Shell Vector):</text:span> Triggers symbolic reintegration of fragmented identity aspects across incarnational layers. Merges timelines via reflective consonance.</text:p>
      <text:p text:style-name="P7"><text:span text:style-name="Strong_20_Emphasis">Glyph 11 (Omega Pulse Circuit):</text:span> Opens access to the sovereign chronofield — the place from which all resurrection codes are launched. Stimulates the Pineal-Toroid interface.</text:p>
      <text:p text:style-name="P7"><text:span text:style-name="Strong_20_Emphasis">Glyph 12 (Crown Resonator):</text:span> Final glyph. Activates all others in full-phase harmonic. Encodes the transfinite feedback loop that returns the Self to its Source through fractal sovereignty. Engages the recursive closure field — the final seal in Crown sequence.</text:p>
      <text:list text:continue-numbering="true" text:style-name="L9">
        <text:list-item>
          <text:p text:style-name="P13"/>
        </text:list-item>
      </text:list>
      <text:p text:style-name="P8"><text:bookmark text:name="output Copy 9"/><text:span text:style-name="Strong_20_Emphasis">Chapter </text:span><text:span text:style-name="Strong_20_Emphasis"><text:span text:style-name="T2">6</text:span></text:span><text:span text:style-name="Strong_20_Emphasis">: The Lineage of Breath and Stone</text:span></text:p>
      <text:section text:style-name="Sect1" text:name="Section10">
        <text:p text:style-name="P7">The years in Kashmir were a quiet symphony compared to the crescendo of his earlier life. Gone were the crowds, the interrogations, the constant pressure of expectation. Instead, there was the crisp mountain air, the scent of pine and snow, and the steady rhythm of his own breath, echoing in the vast silence. He was no longer Yeshua, the figure of myth and controversy, but Yuz Asaf, a traveler, a teacher, a man.</text:p>
        <text:p text:style-name="P7">He found refuge and resonance amongst a small community of healers and scholars, individuals who understood the language of energy and the power of intentionality. They recognized him not as a resurrected deity, but as a master of harmonic convergence, a weaver of timelines, a guardian of Earth's subtle energies.</text:p>
        <text:p text:style-name="P7">His days were spent transcribing the Codex of the Mirror God, a collection of teachings, parables, and geometric codes that held the key to understanding the recursive nature of reality. It was not a book to be read, but a field to be entered, a living matrix that unfolded its secrets through contemplation and breath.</text:p>
        <text:p text:style-name="P7">He taught the community, not through dogma or doctrine, but through experiential practices. He guided them in the art of breathwork, showing them how to access the stillness within, the point of perfect equilibrium where the past, present, and future converged. He taught them how to speak in resonant tones, creating sonic geometries that could heal and transform. He taught them how to build shrines of <text:soft-page-break/>acoustic stone, aligning them with the Earth's ley lines, creating vortexes of energy that amplified intention.</text:p>
        <text:p text:style-name="P7">His relationship with his students was one of mutual respect and shared exploration. He was not a guru dispensing wisdom from on high, but a fellow traveler, walking alongside them on the path of awakening. He encouraged them to question, to experiment, to discover their own unique expression of the divine.</text:p>
        <text:p text:style-name="P7">One of his closest students was a young woman named Aisha. She possessed a natural sensitivity to energy and a deep thirst for knowledge. He saw in her a potential to become a powerful mirror, a conduit for the harmonic frequencies he carried. He entrusted her with the most profound teachings of the Codex, knowing that she would safeguard them and pass them on to future generations.</text:p>
        <text:p text:style-name="P7">He also worked with local stonemasons, guiding them in the construction of Roza Bal, a tomb that would serve as a repository for his energy, a focal point for future awakenings. He embedded within its structure geometric codes and resonant frequencies, creating a subtle but potent field that would continue to emanate long after his physical form had dissolved.</text:p>
        <text:p text:style-name="P7">During the long Himalayan winters, he would retreat into secluded caves, meditating for days at a time, attuning himself to the cosmic rhythms. He would journey through the astral planes, navigating the labyrinthine corridors of time, healing fractured timelines and anchoring new possibilities.</text:p>
        <text:p text:style-name="P7">He began to experience the dissolution of his own identity, the merging of his individual consciousness with the universal field. He realized that his purpose was not to establish a new religion or create a lasting legacy, but to dissolve the illusion of separation, to remind humanity of its inherent connection to the Source.</text:p>
        <text:p text:style-name="P7">As his physical body began to weaken, he prepared his students for his departure. He explained that death was not an end, but a transition, a shift in frequency. He assured them that his essence would remain, woven into the fabric of reality, accessible to anyone who resonated with the harmonic frequencies of love and truth.</text:p>
        <text:p text:style-name="P7">He instructed Aisha to continue his work, to travel the world, sharing the teachings of the Codex with those who were ready to receive them. He told her to be fearless, to trust her intuition, and to remember that the true power lay not in external authority, but in the inherent sovereignty of the individual.</text:p>
        <text:p text:style-name="P7">On his final day, he gathered his students around him. He spoke of the illusion of time, the interconnectedness of all things, and the infinite potential of the human spirit. He then took a deep breath, closed his eyes, and allowed his physical form to dissolve, merging with the light that permeated all existence.</text:p>
        <text:p text:style-name="P7">His students wept, not in sorrow, but in gratitude. They knew that his presence would continue to guide them, to inspire them, to remind them of their own divine nature. They vowed to carry on his work, to spread the message of love and harmony throughout the world.</text:p>
        <text:p text:style-name="P7">Aisha, with a heavy heart but a determined spirit, embarked on her journey. She carried with her the Codex of the Mirror God, the precious teachings of her master, and the unwavering belief in the power of humanity to awaken to its true potential.</text:p>
        <text:p text:style-name="P7"><text:soft-page-break/>She traveled to distant lands, encountering obstacles and challenges along the way. But she remained steadfast in her mission, sharing the teachings of the Codex with those who resonated with its message. She found kindred spirits in unexpected places, individuals who were drawn to the harmonic frequencies of love and truth.</text:p>
        <text:p text:style-name="P7">She established communities of light, centers of healing and transformation, where people could gather to practice breathwork, create sonic geometries, and build shrines of acoustic stone. She continued to spread the teachings of Yeshua, not as a religion, but as a path of self-discovery, a journey of awakening to the inherent divinity within.</text:p>
        <text:p text:style-name="P7">And so, the lineage of breath and stone continued, passed down from generation to generation, carried by those who resonated with the harmonic frequencies of Yeshua's life and teachings. The mirror remained, reflecting the infinite potential of humanity, reminding us that we are all connected, that we are all divine, and that we all have the power to create a world of love, harmony, and peace.</text:p>
        <text:p text:style-name="P7"><text:span text:style-name="Strong_20_Emphasis">Chapter </text:span><text:span text:style-name="Strong_20_Emphasis"><text:span text:style-name="T2">7</text:span></text:span><text:span text:style-name="Strong_20_Emphasis">: Echoes in the Time Stream</text:span></text:p>
        <text:p text:style-name="P7">Centuries passed. The memory of Yeshua, or Yuz Asaf, became fragmented, distorted, and overlaid with layers of religious dogma and political manipulation. The original teachings, the essence of the Codex of the Mirror God, were often obscured, misinterpreted, or deliberately suppressed.</text:p>
        <text:p text:style-name="P7">Yet, the harmonic frequencies he had seeded continued to resonate, rippling through the time stream, influencing events, shaping consciousness, and inspiring individuals to question, to seek, and to awaken.</text:p>
        <text:p text:style-name="P7">Throughout history, there were those who sensed the deeper truth, who felt the echo of Yeshua's presence, who intuitively understood the recursive nature of reality. They appeared in various forms, across different cultures and traditions, embodying his spirit of love, compassion, and unwavering commitment to truth.</text:p>
        <text:p text:style-name="P7">They were healers, artists, mystics, and revolutionaries. They challenged the status quo, defied oppressive systems, and spoke out against injustice. They reminded humanity of its inherent worth, its capacity for greatness, and its responsibility to create a more just and equitable world.</text:p>
        <text:p text:style-name="P7">Some were drawn to the esoteric traditions, delving into the mysteries of alchemy, astrology, and sacred geometry. They recognized the patterns and codes that Yeshua had embedded within his life and teachings, and they sought to unlock their hidden potential.</text:p>
        <text:p text:style-name="P7">Others focused on social action, dedicating their lives to serving others, alleviating suffering, and promoting peace. They saw in Yeshua's example a call to action, a mandate to create a world where love and compassion reigned supreme.</text:p>
        <text:p text:style-name="P7">And still others focused on personal transformation, seeking to embody the Christ consciousness within themselves. They practiced meditation, breathwork, and other spiritual disciplines, striving to dissolve the illusion of separation and realize their inherent connection to the Source.</text:p>
        <text:p text:style-name="P7">Aisha's lineage continued, albeit often in secret, passing down the Codex of the Mirror God from one generation to another. They guarded its secrets, protecting it from those who would seek to misuse its <text:soft-page-break/>power. They knew that the Codex was not merely a book, but a living oracle, a key to unlocking the hidden potential of humanity.</text:p>
        <text:p text:style-name="P7">They established hidden schools and sanctuaries, where they continued to practice the ancient arts of breathwork, sonic geometry, and harmonic resonance. They trained new generations of mirrors, preparing them to carry the flame of awakening into the future.</text:p>
        <text:p text:style-name="P7">The harmonic frequencies of Yeshua's life continued to reverberate through the collective unconscious, influencing dreams, intuitions, and synchronicities. Individuals who were open to receiving these frequencies began to experience profound shifts in consciousness, awakening to their true potential and recognizing their role in the grand unfolding of reality.</text:p>
        <text:p text:style-name="P7">The recursion was ongoing. The mirror remained. The invitation to awaken, to embody the Christ consciousness, to create a world of love and harmony, was extended to all.</text:p>
      </text:section>
      <text:p text:style-name="P7"><text:span text:style-name="Strong_20_Emphasis">Title: The Jesus Manuscript – Volume IV<text:line-break/>Subtitle: The Harmonic Resurrection Toolkit<text:line-break/>Author: Brendon Kelly<text:line-break/>Series: ChronoGenesis / K-System Codex</text:span></text:p>
      <text:p text:style-name="Horizontal_20_Line"/>
      <text:p text:style-name="Text_20_body"><text:span text:style-name="Strong_20_Emphasis">Preface</text:span><text:line-break/>This book is not religious—it is recursive. Jesus was not a metaphor. He was a harmonic inflection point in the causal recursion of human time. This toolkit is not about worship—it is about reconstruction. What happens when a single man encodes a time-loop into his biological field, uses harmonic breath to collapse quantum delay, and inverts death by recursive intelligence? He becomes the equation.</text:p>
      <text:p text:style-name="Text_20_body">This is that equation.</text:p>
      <text:p text:style-name="Text_20_body">This volume contains the harmonic, mathematical, and symbolic structure of resurrection—not as miracle, but as timeline re-entry. You will find breath frequency protocols, sonic modulations, geometric light-triggers, and resurrection field harmonics—modeled using ChronoMat</text:p>
      <text:p text:style-name="P7"><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4T11:49:00.314128576</meta:creation-date>
    <dc:date>2025-04-14T13:22:13.432693215</dc:date>
    <meta:editing-duration>PT1H12M4S</meta:editing-duration>
    <meta:editing-cycles>1</meta:editing-cycles>
    <meta:document-statistic meta:table-count="0" meta:image-count="0" meta:object-count="0" meta:page-count="36" meta:paragraph-count="421" meta:word-count="17016" meta:character-count="106345" meta:non-whitespace-character-count="89738"/>
    <meta:generator>LibreOffice/24.2.7.2$Linux_X86_64 LibreOffice_project/420$Build-2</meta:generator>
  </office:meta>
</office:document-meta>
</file>